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4.149cm" fo:margin-right="0cm" fo:text-indent="-4.17cm" style:auto-text-indent="false">
        <style:tab-stops/>
      </style:paragraph-properties>
    </style:style>
    <style:style style:name="P2" style:family="paragraph" style:parent-style-name="Text_20_body" style:list-style-name="L1"/>
    <style:style style:name="P3" style:family="paragraph" style:parent-style-name="Text_20_body" style:list-style-name="List_20_1"/>
    <style:style style:name="P4" style:family="paragraph" style:parent-style-name="Heading_20_1" style:master-page-name="">
      <style:paragraph-properties style:page-number="auto" fo:break-before="page" style:shadow="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2" text:style-name="Contents_20_2">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3" text:style-name="Contents_20_3">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4" text:style-name="Contents_20_4">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5" text:style-name="Contents_20_5">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6" text:style-name="Contents_20_6">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7" text:style-name="Contents_20_7">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8" text:style-name="Contents_20_8">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9" text:style-name="Contents_20_9">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10" text:style-name="Contents_20_10">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source>
        <text:index-body>
          <text:index-title text:style-name="Sect2" text:name="Indholdsfortegnelse1_Head">
            <text:p text:style-name="Contents_20_Heading">Contents</text:p>
          </text:index-title>
          <text:p text:style-name="P5">1 <text:a xlink:type="simple" xlink:href="#1.Introduction|outline" text:style-name="Standard" text:visited-style-name="Standard">Introduction</text:a><text:tab/><text:a xlink:type="simple" xlink:href="#1.Introduction|outline" text:style-name="Standard" text:visited-style-name="Standard">4</text:a></text:p>
          <text:p text:style-name="P6">1.1 <text:a xlink:type="simple" xlink:href="#1.1.About OpenDocument|outline" text:style-name="Standard" text:visited-style-name="Standard">About OpenDocument</text:a><text:tab/><text:a xlink:type="simple" xlink:href="#1.1.About OpenDocument|outline" text:style-name="Standard" text:visited-style-name="Standard">4</text:a></text:p>
          <text:p text:style-name="P5">2 <text:a xlink:type="simple" xlink:href="#2.Creating a document|outline" text:style-name="Standard" text:visited-style-name="Standard">Creating a document</text:a><text:tab/><text:a xlink:type="simple" xlink:href="#2.Creating a document|outline" text:style-name="Standard" text:visited-style-name="Standard">4</text:a></text:p>
          <text:p text:style-name="P6">2.1 <text:a xlink:type="simple" xlink:href="#2.1.Example|outline" text:style-name="Standard" text:visited-style-name="Standard">Example</text:a><text:tab/><text:a xlink:type="simple" xlink:href="#2.1.Example|outline" text:style-name="Standard" text:visited-style-name="Standard">4</text:a></text:p>
          <text:p text:style-name="P5">3 <text:a xlink:type="simple" xlink:href="#3.The OpenDocument classes|outline" text:style-name="Standard" text:visited-style-name="Standard">The OpenDocument classes</text:a><text:tab/><text:a xlink:type="simple" xlink:href="#3.The OpenDocument classes|outline" text:style-name="Standard" text:visited-style-name="Standard">5</text:a></text:p>
          <text:p text:style-name="P6">3.1 <text:a xlink:type="simple" xlink:href="#3.1.Loading a document|outline" text:style-name="Standard" text:visited-style-name="Standard">Loading a document</text:a><text:tab/><text:a xlink:type="simple" xlink:href="#3.1.Loading a document|outline" text:style-name="Standard" text:visited-style-name="Standard">6</text:a></text:p>
          <text:p text:style-name="P6">3.2 <text:a xlink:type="simple" xlink:href="#3.2.Manipulating the document|outline" text:style-name="Standard" text:visited-style-name="Standard">Manipulating the document</text:a><text:tab/><text:a xlink:type="simple" xlink:href="#3.2.Manipulating the document|outline" text:style-name="Standard" text:visited-style-name="Standard">6</text:a></text:p>
          <text:p text:style-name="P6">3.3 <text:a xlink:type="simple" xlink:href="#3.3.Subobjects|outline" text:style-name="Standard" text:visited-style-name="Standard">Subobjects</text:a><text:tab/><text:a xlink:type="simple" xlink:href="#3.3.Subobjects|outline" text:style-name="Standard" text:visited-style-name="Standard">6</text:a></text:p>
          <text:p text:style-name="P5">4 <text:a xlink:type="simple" xlink:href="#4.Special attributes|outline" text:style-name="Standard" text:visited-style-name="Standard">Special attributes</text:a><text:tab/><text:a xlink:type="simple" xlink:href="#4.Special attributes|outline" text:style-name="Standard" text:visited-style-name="Standard">7</text:a></text:p>
          <text:p text:style-name="P5">5 <text:a xlink:type="simple" xlink:href="#5.The Element classes|outline" text:style-name="Standard" text:visited-style-name="Standard">The Element classes</text:a><text:tab/><text:a xlink:type="simple" xlink:href="#5.The Element classes|outline" text:style-name="Standard" text:visited-style-name="Standard">7</text:a></text:p>
          <text:p text:style-name="P6">5.1 <text:a xlink:type="simple" xlink:href="#5.1.anim module|outline" text:style-name="Standard" text:visited-style-name="Standard">anim module</text:a><text:tab/><text:a xlink:type="simple" xlink:href="#5.1.anim module|outline" text:style-name="Standard" text:visited-style-name="Standard">9</text:a></text:p>
          <text:p text:style-name="P6">5.2 <text:a xlink:type="simple" xlink:href="#5.2.chart module|outline" text:style-name="Standard" text:visited-style-name="Standard">chart module</text:a><text:tab/><text:a xlink:type="simple" xlink:href="#5.2.chart module|outline" text:style-name="Standard" text:visited-style-name="Standard">11</text:a></text:p>
          <text:p text:style-name="P6">5.3 <text:a xlink:type="simple" xlink:href="#5.3.config module|outline" text:style-name="Standard" text:visited-style-name="Standard">config module</text:a><text:tab/><text:a xlink:type="simple" xlink:href="#5.3.config module|outline" text:style-name="Standard" text:visited-style-name="Standard">14</text:a></text:p>
          <text:p text:style-name="P6">5.4 <text:a xlink:type="simple" xlink:href="#5.4.dc module|outline" text:style-name="Standard" text:visited-style-name="Standard">dc module</text:a><text:tab/><text:a xlink:type="simple" xlink:href="#5.4.dc module|outline" text:style-name="Standard" text:visited-style-name="Standard">15</text:a></text:p>
          <text:p text:style-name="P6">5.5 <text:a xlink:type="simple" xlink:href="#5.5.dr3d module|outline" text:style-name="Standard" text:visited-style-name="Standard">dr3d module</text:a><text:tab/><text:a xlink:type="simple" xlink:href="#5.5.dr3d module|outline" text:style-name="Standard" text:visited-style-name="Standard">15</text:a></text:p>
          <text:p text:style-name="P6">5.6 <text:a xlink:type="simple" xlink:href="#5.6.draw module|outline" text:style-name="Standard" text:visited-style-name="Standard">draw module</text:a><text:tab/><text:a xlink:type="simple" xlink:href="#5.6.draw module|outline" text:style-name="Standard" text:visited-style-name="Standard">16</text:a></text:p>
          <text:p text:style-name="P6">5.7 <text:a xlink:type="simple" xlink:href="#5.7.form module|outline" text:style-name="Standard" text:visited-style-name="Standard">form module</text:a><text:tab/><text:a xlink:type="simple" xlink:href="#5.7.form module|outline" text:style-name="Standard" text:visited-style-name="Standard">25</text:a></text:p>
          <text:p text:style-name="P6">5.8 <text:a xlink:type="simple" xlink:href="#5.8.manifest module|outline" text:style-name="Standard" text:visited-style-name="Standard">manifest module</text:a><text:tab/><text:a xlink:type="simple" xlink:href="#5.8.manifest module|outline" text:style-name="Standard" text:visited-style-name="Standard">30</text:a></text:p>
          <text:p text:style-name="P6">5.9 <text:a xlink:type="simple" xlink:href="#5.9.math module|outline" text:style-name="Standard" text:visited-style-name="Standard">math module</text:a><text:tab/><text:a xlink:type="simple" xlink:href="#5.9.math module|outline" text:style-name="Standard" text:visited-style-name="Standard">31</text:a></text:p>
          <text:p text:style-name="P6">5.10 <text:a xlink:type="simple" xlink:href="#5.10.meta module|outline" text:style-name="Standard" text:visited-style-name="Standard">meta module</text:a><text:tab/><text:a xlink:type="simple" xlink:href="#5.10.meta module|outline" text:style-name="Standard" text:visited-style-name="Standard">31</text:a></text:p>
          <text:p text:style-name="P6">5.11 <text:a xlink:type="simple" xlink:href="#5.11.number module|outline" text:style-name="Standard" text:visited-style-name="Standard">number module</text:a><text:tab/><text:a xlink:type="simple" xlink:href="#5.11.number module|outline" text:style-name="Standard" text:visited-style-name="Standard">33</text:a></text:p>
          <text:p text:style-name="P6">5.12 <text:a xlink:type="simple" xlink:href="#5.12.office module|outline" text:style-name="Standard" text:visited-style-name="Standard">office module</text:a><text:tab/><text:a xlink:type="simple" xlink:href="#5.12.office module|outline" text:style-name="Standard" text:visited-style-name="Standard">37</text:a></text:p>
          <text:p text:style-name="P6">5.13 <text:a xlink:type="simple" xlink:href="#5.13.presentation module|outline" text:style-name="Standard" text:visited-style-name="Standard">presentation module</text:a><text:tab/><text:a xlink:type="simple" xlink:href="#5.13.presentation module|outline" text:style-name="Standard" text:visited-style-name="Standard">42</text:a></text:p>
          <text:p text:style-name="P6">5.14 <text:a xlink:type="simple" xlink:href="#5.14.script module|outline" text:style-name="Standard" text:visited-style-name="Standard">script module</text:a><text:tab/><text:a xlink:type="simple" xlink:href="#5.14.script module|outline" text:style-name="Standard" text:visited-style-name="Standard">45</text:a></text:p>
          <text:p text:style-name="P6">5.15 <text:a xlink:type="simple" xlink:href="#5.15.style module|outline" text:style-name="Standard" text:visited-style-name="Standard">style module</text:a><text:tab/><text:a xlink:type="simple" xlink:href="#5.15.style module|outline" text:style-name="Standard" text:visited-style-name="Standard">45</text:a></text:p>
          <text:p text:style-name="P6">5.16 <text:a xlink:type="simple" xlink:href="#5.16.svg module|outline" text:style-name="Standard" text:visited-style-name="Standard">svg module</text:a><text:tab/><text:a xlink:type="simple" xlink:href="#5.16.svg module|outline" text:style-name="Standard" text:visited-style-name="Standard">54</text:a></text:p>
          <text:p text:style-name="P6">5.17 <text:a xlink:type="simple" xlink:href="#5.17.table module|outline" text:style-name="Standard" text:visited-style-name="Standard">table module</text:a><text:tab/><text:a xlink:type="simple" xlink:href="#5.17.table module|outline" text:style-name="Standard" text:visited-style-name="Standard">55</text:a></text:p>
          <text:p text:style-name="P6">5.18 <text:a xlink:type="simple" xlink:href="#5.18.text module|outline" text:style-name="Standard" text:visited-style-name="Standard">text module</text:a><text:tab/><text:a xlink:type="simple" xlink:href="#5.18.text module|outline" text:style-name="Standard" text:visited-style-name="Standard">69</text:a></text:p>
          <text:p text:style-name="P6">5.19 <text:a xlink:type="simple" xlink:href="#5.19.xforms module|outline" text:style-name="Standard" text:visited-style-name="Standard">xforms module</text:a><text:tab/><text:a xlink:type="simple" xlink:href="#5.19.xforms module|outline" text:style-name="Standard" text:visited-style-name="Standard">98</text:a></text:p>
          <text:p text:style-name="P5">6 <text:a xlink:type="simple" xlink:href="#6.Convenience modules|outline" text:style-name="Standard" text:visited-style-name="Standard">Convenience modules</text:a><text:tab/><text:a xlink:type="simple" xlink:href="#6.Convenience modules|outline" text:style-name="Standard" text:visited-style-name="Standard">98</text:a></text:p>
          <text:p text:style-name="P6">6.1 <text:a xlink:type="simple" xlink:href="#6.1.Userfield module|outline" text:style-name="Standard" text:visited-style-name="Standard">Userfield module</text:a><text:tab/><text:a xlink:type="simple" xlink:href="#6.1.Userfield module|outline" text:style-name="Standard" text:visited-style-name="Standard">98</text:a></text:p>
          <text:p text:style-name="P6">6.2 <text:a xlink:type="simple" xlink:href="#6.2.Teletype module|outline" text:style-name="Standard" text:visited-style-name="Standard">Teletype module</text:a><text:tab/><text:a xlink:type="simple" xlink:href="#6.2.Teletype module|outline" text:style-name="Standard" text:visited-style-name="Standard">99</text:a></text:p>
          <text:p text:style-name="P6">6.3 <text:a xlink:type="simple" xlink:href="#6.3.Easyliststyle module|outline" text:style-name="Standard" text:visited-style-name="Standard">Easyliststyle module</text:a><text:tab/><text:a xlink:type="simple" xlink:href="#6.3.Easyliststyle module|outline" text:style-name="Standard" text:visited-style-name="Standard">99</text:a></text:p>
          <text:p text:style-name="P5">7 <text:a xlink:type="simple" xlink:href="#7.Examples|outline" text:style-name="Standard" text:visited-style-name="Standard">Examples</text:a><text:tab/><text:a xlink:type="simple" xlink:href="#7.Examples|outline" text:style-name="Standard" text:visited-style-name="Standard">99</text:a></text:p>
          <text:p text:style-name="P6">7.1 <text:a xlink:type="simple" xlink:href="#7.1.Creating a table in OpenDocument text|outline" text:style-name="Standard" text:visited-style-name="Standard">Creating a table in OpenDocument text</text:a><text:tab/><text:a xlink:type="simple" xlink:href="#7.1.Creating a table in OpenDocument text|outline" text:style-name="Standard" text:visited-style-name="Standard">99</text:a></text:p>
          <text:p text:style-name="P6"><text:soft-page-break/>7.2 <text:a xlink:type="simple" xlink:href="#7.2.Creating the table as a spreadsheet|outline" text:style-name="Standard" text:visited-style-name="Standard">Creating the table as a spreadsheet</text:a><text:tab/><text:a xlink:type="simple" xlink:href="#7.2.Creating the table as a spreadsheet|outline" text:style-name="Standard" text:visited-style-name="Standard">100</text:a></text:p>
          <text:p text:style-name="P6">7.3 <text:a xlink:type="simple" xlink:href="#7.3.Photo album|outline" text:style-name="Standard" text:visited-style-name="Standard">Photo album</text:a><text:tab/><text:a xlink:type="simple" xlink:href="#7.3.Photo album|outline" text:style-name="Standard" text:visited-style-name="Standard">101</text:a></text:p>
        </text:index-body>
      </text:table-of-content>
      <text:p text:style-name="Text_20_body"/>
      <text:p text:style-name="Text_20_body"/>
      <text:p text:style-name="Text_20_body">Copyright <text:span text:style-name="T1">©</text:span> 2007-2009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h text:style-name="P4" text:outline-level="1">Introduction</text:h>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h text:style-name="Heading_20_2" text:outline-level="2">About OpenDocument</text:h>
      <text:p text:style-name="Text_20_body">An OpenDocument file is essentially an XML structure split into four XML files in a zip-file. If you unzip the file, you’ll see content.xml, styles.xml, meta.xml and settings.xml. Odfpy handles these as <text:span text:style-name="T4">one</text:span> memory structure, which you can use the API to navigate.</text:p>
      <text:p text:style-name="Text_20_body">From within the XML you can refer to images, and add them to the zip-archive. Finally, OpenDocument keeps track of all this via a META-INF/manifest.xml file (the manifest) containing the official files of the document.</text:p>
      <text:h text:style-name="Heading_20_1" text:outline-level="1">Creating a document</text:h>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Function"><text:span text:style-name="T2">All of these provide properties you can attach elements to:</text:span></text:span></text:p>
      <text:list xml:id="list637516742" text:style-name="L1">
        <text:list-item>
          <text:p text:style-name="P2"><text:span text:style-name="Function"><text:span text:style-name="T2">meta</text:span></text:span></text:p>
        </text:list-item>
        <text:list-item>
          <text:p text:style-name="P2"><text:span text:style-name="Function"><text:span text:style-name="T2">scripts</text:span></text:span></text:p>
        </text:list-item>
        <text:list-item>
          <text:p text:style-name="P2"><text:span text:style-name="Function"><text:span text:style-name="T2">fontfacedecls</text:span></text:span></text:p>
        </text:list-item>
        <text:list-item>
          <text:p text:style-name="P2"><text:span text:style-name="Function"><text:span text:style-name="T2">settings</text:span></text:span></text:p>
        </text:list-item>
        <text:list-item>
          <text:p text:style-name="P2"><text:span text:style-name="Function"><text:span text:style-name="T2">styles</text:span></text:span></text:p>
        </text:list-item>
        <text:list-item>
          <text:p text:style-name="P2"><text:span text:style-name="Function"><text:span text:style-name="T2">automaticstyles</text:span></text:span></text:p>
        </text:list-item>
        <text:list-item>
          <text:p text:style-name="P2"><text:span text:style-name="Function"><text:span text:style-name="T2">masterstyles</text:span></text:span></text:p>
        </text:list-item>
        <text:list-item>
          <text:p text:style-name="P2"><text:span text:style-name="Function"><text:span text:style-name="T2">body</text:span></text:span></text:p>
        </text:list-item>
      </text:list>
      <text:p text:style-name="Text_20_body"><text:span text:style-name="Function"><text:span text:style-name="T2">Additionally, the OpenDocumentText class provides the </text:span></text:span><text:span text:style-name="Function"><text:span text:style-name="T4">text</text:span></text:span><text:span text:style-name="Function"><text:span text:style-name="T2"> property, which is where you add your text elements. A quick example probably is the best approach to give you an idea.</text:span></text:span></text:p>
      <text:h text:style-name="Heading_20_2" text:outline-level="2">Example</text:h>
      <text:p text:style-name="Example">from odf.opendocument import OpenDocumentText</text:p>
      <text:p text:style-name="Example">from odf.style import Style, TextProperties</text:p>
      <text:p text:style-name="Example">from odf.text import H, P, Span</text:p>
      <text:p text:style-name="Example"/>
      <text:p text:style-name="Example">textdoc = OpenDocumentText()</text:p>
      <text:p text:style-name="Example"># Styles</text:p>
      <text:p text:style-name="Example">s = textdoc.styles</text:p>
      <text:p text:style-name="Example"><text:soft-page-break/>h1style = Style(name="Heading 1", family="paragraph")</text:p>
      <text:p text:style-name="Example">h1style.addElement(TextProperties(attributes={'fontsize':"24pt",'fontweight':"bold" }))</text:p>
      <text:p text:style-name="Example">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style, text="This part is bold. ")</text:p>
      <text:p text:style-name="Example">p.addElement(boldpart)</text:p>
      <text:p text:style-name="Example">p.addText("This is after bold.")</text:p>
      <text:p text:style-name="Example">textdoc.text.addElement(p)</text:p>
      <text:p text:style-name="Example">textdoc.save("myfirstdocument.odt")</text:p>
      <text:p text:style-name="Text_20_body"/>
      <text:p text:style-name="Text_20_body">You now have your first script-produced document called “myfirstdocument.odt”.</text:p>
      <text:h text:style-name="Heading_20_1" text:outline-level="1">The OpenDocument classes</text:h>
      <text:p text:style-name="Text_20_body">The <text:span text:style-name="Function">OpenDocumentChart, OpenDocumentDrawing, OpenDocumentImage, OpenDocumentPresentation, OpenDocumentSpreadsheet </text:span><text:span text:style-name="Function"><text:span text:style-name="T2">and</text:span></text:span><text:span text:style-name="Function"> OpenDocumentText </text:span>classes<text:span text:style-name="Function"><text:span text:style-name="T3"> derive from the OpenDocument class. These methods are available:</text:span></text:span></text:p>
      <text:p text:style-name="List_20_Indent"><text:span text:style-name="Function"><text:span text:style-name="T3">save(filename, addsuffix=False)<text:tab/>This method will write to a file what you have constructed. If you provide the argument addsuffix=True, it will add the “.od?” suffix to the filename autmatically based on the class name.</text:span></text:span></text:p>
      <text:p text:style-name="List_20_Indent"><text:span text:style-name="Function"><text:span text:style-name="T3">write(fileobject)<text:tab/>Writes the document to a file-like object of the type available from StringIO.</text:span></text:span></text:p>
      <text:p text:style-name="List_20_Indent"><text:span text:style-name="Function"><text:span text:style-name="T3">addPicture(filename, mediatype=None, content=None)<text:tab/>Adds a file to the Pictures directory in the zip archive and adds the new filename to the manifest. <text:s/>If content is not None, then use this as the image rather than open the filename. The return value is the new file name, which you can use for the </text:span></text:span><text:span text:style-name="Attribute_20_List"><text:span text:style-name="T5">href</text:span></text:span><text:span text:style-name="Function"><text:span text:style-name="T3"> attribute in the </text:span></text:span><text:span text:style-name="T3"><text:bookmark-ref text:reference-format="text" text:ref-name="draw.Image">draw.Image</text:bookmark-ref></text:span><text:span text:style-name="Function"><text:span text:style-name="T3"> class. If mediatype is None, then guess the mediatype from the file name.</text:span></text:span></text:p>
      <text:p text:style-name="List_20_Indent"><text:span text:style-name="Function"><text:span text:style-name="T3">addThumbnail(content=None)<text:tab/>If content is None, adds a nice 128x128 pixel, but rather bulky thumbnail to the document. Otherwise the content must be a png image in memory that will then be added to the document.</text:span></text:span></text:p>
      <text:p text:style-name="List_20_Indent"><text:span text:style-name="Function"><text:span text:style-name="T3">addObject(object)<text:tab/>Adds a subobject to the document. The return value is the folder name of the object in the document container, which you use for the </text:span></text:span><text:span text:style-name="Attribute_20_List"><text:span text:style-name="T5">href</text:span></text:span><text:span text:style-name="Function"><text:span text:style-name="T3"> attribute in the </text:span></text:span><text:span text:style-name="T3"><text:bookmark-ref text:reference-format="text" text:ref-name="draw.Object">draw.Object</text:bookmark-ref></text:span><text:span text:style-name="Function"><text:span text:style-name="T3"> class.</text:span></text:span></text:p>
      <text:p text:style-name="List_20_Indent"><text:span text:style-name="Function"><text:span text:style-name="T3">xml()<text:tab/>Generates the full document as an XML file and returns it as a string in UTF-8 encoding.</text:span></text:span></text:p>
      <text:p text:style-name="Text_20_body"><text:span text:style-name="Function"><text:span text:style-name="T3">OpenDocumentChart is used for pie charts etc. It </text:span></text:span><text:span text:style-name="Function"><text:span text:style-name="T3">provides the </text:span></text:span><text:span text:style-name="Function"><text:span text:style-name="T5">chart </text:span></text:span>property, which is where you add your elements.</text:p>
      <text:p text:style-name="Text_20_body"><text:span text:style-name="Function"><text:span text:style-name="T3">OpenDocumentDrawing is used for vector-based drawings. It </text:span></text:span><text:span text:style-name="Function"><text:span text:style-name="T3">provides the </text:span></text:span><text:span text:style-name="Function"><text:span text:style-name="T5">drawing </text:span></text:span><text:span text:style-name="Function"><text:span text:style-name="T3">property, which </text:span></text:span><text:soft-page-break/><text:span text:style-name="Function"><text:span text:style-name="T3">is where you add your elements.</text:span></text:span></text:p>
      <text:p text:style-name="Text_20_body"><text:span text:style-name="Function"><text:span text:style-name="T3">OpenDocumentImage is used for images. It </text:span></text:span><text:span text:style-name="Function"><text:span text:style-name="T3">provides the </text:span></text:span><text:span text:style-name="Function"><text:span text:style-name="T5">image </text:span></text:span>property, which is where you add your elements.</text:p>
      <text:p text:style-name="Text_20_body"><text:span text:style-name="Function"><text:span text:style-name="T3">OpenDocumentPresentation </text:span></text:span><text:span text:style-name="Function"><text:span text:style-name="T3">provides the </text:span></text:span><text:span text:style-name="Function"><text:span text:style-name="T5">presentation </text:span></text:span>property, which is where you add your elements.</text:p>
      <text:p text:style-name="Text_20_body"><text:span text:style-name="Function"><text:span text:style-name="T3">OpenDocumentSpreadsheet </text:span></text:span><text:span text:style-name="Function"><text:span text:style-name="T3">provides the </text:span></text:span><text:span text:style-name="Function"><text:span text:style-name="T5">spreadsheet </text:span></text:span>property, which is where you add your elements.</text:p>
      <text:p text:style-name="Text_20_body"><text:span text:style-name="Function"><text:span text:style-name="T3">OpenDocumentText </text:span></text:span><text:span text:style-name="Function"><text:span text:style-name="T3">provides the </text:span></text:span><text:span text:style-name="Function"><text:span text:style-name="T5">text </text:span></text:span>property, which is where you add your elements.</text:p>
      <text:h text:style-name="Heading_20_2" text:outline-level="2">Loading a document</text:h>
      <text:p text:style-name="Text_20_body">ODFPY can load a document into memory, which you can then change with the API. Example:</text:p>
      <text:p text:style-name="Example">from odf.opendocument import load</text:p>
      <text:p text:style-name="Example">doc = load("my document.odt")</text:p>
      <text:p text:style-name="Example">doc.save("new document.odt")</text:p>
      <text:h text:style-name="Heading_20_2" text:outline-level="2">Manipulating the document</text:h>
      <text:p text:style-name="Text_20_body">There are also methods for manipulating the document. These are methods of the OpenDocument class:</text:p>
      <text:p text:style-name="List_20_Indent">getMediaType()<text:tab/>Returns the media type</text:p>
      <text:p text:style-name="List_20_Indent">getStyleByName()<text:tab/>Returns a style element from the document with that name, otherwise None. Searches both automatic and common styles.</text:p>
      <text:p text:style-name="List_20_Indent">createElement(class)<text:tab/>Method to create an element. Inconvenient, but follows XML-DOM. Does not allow attributes as arguments, therefore can't check grammar.</text:p>
      <text:p text:style-name="List_20_Indent">createTextNode(data)<text:tab/>Creates a text node given the specified string</text:p>
      <text:p text:style-name="List_20_Indent">createCDATASection(data)<text:tab/>Creates a CDATA section node whose value is the specified string.</text:p>
      <text:p text:style-name="List_20_Indent">getElementsByType(class)<text:tab/>Returns a list of all elements of a given type.</text:p>
      <text:p text:style-name="Text_20_body"/>
      <text:p text:style-name="Text_20_body">Example:</text:p>
      <text:p text:style-name="Text_20_body">Print the style reference from all paragraphs.</text:p>
      <text:p text:style-name="Example">from odf.opendocument import load</text:p>
      <text:p text:style-name="Example">from odf import text</text:p>
      <text:p text:style-name="Example">doc = load("my document.odt")</text:p>
      <text:p text:style-name="Example">for paragraph in doc.getElementsByType(text.P):</text:p>
      <text:p text:style-name="Example"><text:s text:c="4"/>print paragraph.getAttribute('stylename')</text:p>
      <text:h text:style-name="Heading_20_2" text:outline-level="2">Subobjects</text:h>
      <text:p text:style-name="Text_20_body">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text:p>
      <text:p text:style-name="Example"><text:soft-page-break/>from odf import opendocument, chart, text, draw</text:p>
      <text:p text:style-name="Example">chartdoc = opendocument.OpenDocumentChart() # Create the subdocument</text:p>
      <text:p text:style-name="Example">maindoc = opendocument.OpenDocumentText() # Create the main document</text:p>
      <text:p text:style-name="Example">df = draw.Frame(width="6in", height="5in", anchortype="paragraph")</text:p>
      <text:p text:style-name="Example">maindoc.text.addElement(df)</text:p>
      <text:p text:style-name="Example"># Here we add the subdocument to the main document. We get back a reference</text:p>
      <text:p text:style-name="Example"># to use in the href.</text:p>
      <text:p text:style-name="Example">objectloc = maindoc.addObject(chartdoc)</text:p>
      <text:p text:style-name="Example">do = draw.Object(href=objectloc)</text:p>
      <text:p text:style-name="Example">df.addElement(do)</text:p>
      <text:p text:style-name="Example">maindoc.save("mydocument.odt")</text:p>
      <text:p text:style-name="Text_20_body">You can add pictures to both documents. You can even have several levels of subobjects, but OOo makes it impossible to add an object when you edit an embedded subobject, so it is probably not a good idea.</text:p>
      <text:p text:style-name="Text_20_body">See the subobject.py file in the examples folder for a real example.</text:p>
      <text:h text:style-name="Heading_20_1" text:outline-level="1">Special attributes</text:h>
      <text:p text:style-name="Text_20_body">The following attributes take a <text:bookmark-ref text:reference-format="text" text:ref-name="style.Style">style.Style</text:bookmark-ref> class instance:</text:p>
      <text:list xml:id="list2070636695" text:style-name="List_20_1">
        <text:list-item>
          <text:list>
            <text:list-item>
              <text:p text:style-name="P3"><text:span text:style-name="Attribute_20_List">applystylename</text:span></text:p>
            </text:list-item>
            <text:list-item>
              <text:p text:style-name="P3"><text:span text:style-name="Attribute_20_List">citationbodystylename</text:span></text:p>
            </text:list-item>
            <text:list-item>
              <text:p text:style-name="P3"><text:span text:style-name="Attribute_20_List">citationstylename</text:span></text:p>
            </text:list-item>
            <text:list-item>
              <text:p text:style-name="P3"><text:span text:style-name="Attribute_20_List">condstylename</text:span></text:p>
            </text:list-item>
            <text:list-item>
              <text:p text:style-name="P3"><text:span text:style-name="Attribute_20_List">datastylename</text:span></text:p>
            </text:list-item>
            <text:list-item>
              <text:p text:style-name="P3"><text:span text:style-name="Attribute_20_List">defaultcellstylename</text:span></text:p>
            </text:list-item>
            <text:list-item>
              <text:p text:style-name="P3"><text:span text:style-name="Attribute_20_List">defaultstylename</text:span></text:p>
            </text:list-item>
            <text:list-item>
              <text:p text:style-name="P3"><text:span text:style-name="Attribute_20_List">mainentrystylename</text:span></text:p>
            </text:list-item>
            <text:list-item>
              <text:p text:style-name="P3"><text:span text:style-name="Attribute_20_List">stylename</text:span></text:p>
            </text:list-item>
            <text:list-item>
              <text:p text:style-name="P3"><text:span text:style-name="Attribute_20_List">textstylename</text:span></text:p>
            </text:list-item>
            <text:list-item>
              <text:p text:style-name="P3"><text:span text:style-name="Attribute_20_List">visitedstylename</text:span></text:p>
            </text:list-item>
          </text:list>
        </text:list-item>
      </text:list>
      <text:p text:style-name="Text_20_body">The following attributes take a style.PageLayout instance:</text:p>
      <text:list xml:id="list748744905" text:continue-list="list2070636695" text:style-name="List_20_1">
        <text:list-item text:start-value="1">
          <text:list>
            <text:list-item text:start-value="1">
              <text:p text:style-name="P3"><text:span text:style-name="Attribute_20_List">pagelayoutname</text:span></text:p>
            </text:list-item>
            <text:list-item>
              <text:p text:style-name="P3"><text:span text:style-name="Attribute_20_List">presentationpagelayoutname</text:span></text:p>
            </text:list-item>
          </text:list>
        </text:list-item>
      </text:list>
      <text:p text:style-name="Text_20_body">The <text:span text:style-name="Attribute_20_List">masterpagename</text:span> attribute takes a style.MasterPage instance.</text:p>
      <text:p text:style-name="Text_20_body">The <text:span text:style-name="Attribute_20_List">points</text:span> attribute can takes either: A string value <text:s/>where each point consists of two coordinates. The coordinates are separated by a comma and the points are separated by white spaces. <text:s/>Or a list of lists where each inner list is a pair of integer coordinates. Example: [(0, 0), (-32, 981)]</text:p>
      <text:h text:style-name="Heading_20_1" text:outline-level="1">The Element classes</text:h>
      <text:p text:style-name="Text_20_body">Every element in the OpenDocument XML format is implemented as a Python class that derives from the Element class. The Element class has the following attributes:</text:p>
      <text:p text:style-name="List_20_Indent">nodeType<text:tab/>A code representing the type of the node.</text:p>
      <text:p text:style-name="List_20_Indent"><text:soft-page-break/>parentNode<text:tab/>The parent of this node or None if it has not yet been added to the tree.</text:p>
      <text:p text:style-name="List_20_Indent">childNodes<text:tab/>A list of child nodes.</text:p>
      <text:p text:style-name="List_20_Indent">firstChild<text:tab/>The first child of this element.</text:p>
      <text:p text:style-name="List_20_Indent">lastChild<text:tab/>The last child of this element.</text:p>
      <text:p text:style-name="List_20_Indent">previousSibling<text:tab/>The node immediately preceding this node.</text:p>
      <text:p text:style-name="List_20_Indent">nextSibling<text:tab/>The node immediately following this node.</text:p>
      <text:p text:style-name="Text_20_body">The Element class has the following methods:</text:p>
      <text:p text:style-name="List_20_Indent">addElement(element, check_grammar=True) – adds an element as a child to another element. It will check if the element can legally be a child, and raise an exception if not.</text:p>
      <text:p text:style-name="List_20_Indent">addText(text) – adds text to an element</text:p>
      <text:p text:style-name="List_20_Indent">addCDATA(cdata) – adds text, but treats it as CDATA.</text:p>
      <text:p text:style-name="List_20_Indent">setAttribute(attr, value, check_grammar=True) – adds or sets an attribute.</text:p>
      <text:p text:style-name="List_20_Indent">getAttribute(attr) – gets an attribute by name.</text:p>
      <text:p text:style-name="List_20_Indent">hasChildNodes() – Tells whether this element has any children; text nodes, subelements of any kind.</text:p>
      <text:p text:style-name="List_20_Indent">insertBefore(newchild, refchild) – Inserts the node newchild before the existing child node refchild.</text:p>
      <text:p text:style-name="List_20_Indent">appendChild(newchild) – Adds the node newchild to the end of the list of children.</text:p>
      <text:p text:style-name="List_20_Indent">removeChild(oldchild) – Removes the child node.</text:p>
      <text:p text:style-name="List_20_Indent">getElementsByType(class) – Returns a list of all descendant elements of the given typ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nd fi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p = text.P(text=”Hello World\n”)</text:p>
      <text:section text:style-name="Sect2" text:name="modules">
        <text:h text:style-name="Heading_20_2" text:outline-level="2"><text:soft-page-break/>anim module</text:h>
        <text:h text:style-name="Heading_20_3" text:outline-level="3"><text:bookmark-start text:name="anim.Animate"/>anim.Animate<text:bookmark-end text:name="anim.Animate"/></text:h>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repeatcount, repeatdur,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h text:style-name="Heading_20_3" text:outline-level="3"><text:bookmark-start text:name="anim.Animatecolor"/>anim.Animatecolor<text:bookmark-end text:name="anim.Animatecolor"/></text:h>
        <text:p text:style-name="Standard">Requires the following attributes: <text:span text:style-name="Attribute_20_List">attributename.</text:span></text:p>
        <text:p text:style-name="Standard">Allows the following attributes: <text:span text:style-name="Attribute_20_List">accumulate, additive, attributename, by, calcmode, colorinterpolation, colorinterpolationdirection, fill, formula, from, keysplines, keytimes,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h text:style-name="Heading_20_3" text:outline-level="3"><text:bookmark-start text:name="anim.Animatemotion"/>anim.Animatemotion<text:bookmark-end text:name="anim.Animatemotion"/></text:h>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origin, path,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h text:style-name="Heading_20_3" text:outline-level="3"><text:bookmark-start text:name="anim.Animatetransform"/>anim.Animatetransform<text:bookmark-end text:name="anim.Animatetransform"/></text:h>
        <text:p text:style-name="Standard">Requires the following attributes: <text:span text:style-name="Attribute_20_List">attributename, type.</text:span></text:p>
        <text:p text:style-name="Standard">Allows the following attributes: <text:span text:style-name="Attribute_20_List">accumulate, additive, attributename, by, fill, formula, from,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h text:style-name="Heading_20_3" text:outline-level="3"><text:bookmark-start text:name="anim.Audio"/>anim.Audio<text:bookmark-end text:name="anim.Audio"/></text:h>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h text:style-name="Heading_20_3" text:outline-level="3"><text:bookmark-start text:name="anim.Command"/>anim.Command<text:bookmark-end text:name="anim.Command"/></text:h>
        <text:p text:style-name="Standard">Requires the following attributes: <text:span text:style-name="Attribute_20_List">command.</text:span></text:p>
        <text:p text:style-name="Standard">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h text:style-name="Heading_20_3" text:outline-level="3"><text:bookmark-start text:name="anim.Iterate"/><text:soft-page-break/>anim.Iterate<text:bookmark-end text:name="anim.Iterate"/></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nim.Par<text:bookmark-end text:name="anim.Par"/></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m"/>anim.Param<text:bookmark-end text:name="anim.Param"/></text:h>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h text:style-name="Heading_20_3" text:outline-level="3"><text:bookmark-start text:name="anim.Seq"/>anim.Seq<text:bookmark-end text:name="anim.Seq"/></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Set"/>anim.Set<text:bookmark-end text:name="anim.Set"/></text:h>
        <text:p text:style-name="Standard">Requires the following attributes: <text:span text:style-name="Attribute_20_List">attributename.</text:span></text:p>
        <text:p text:style-name="Standard">Allows the following attributes: <text:span text:style-name="Attribute_20_List">accumulate, additive, attributename, fill, subitem, targetelement, to</text:span>.</text:p>
        <text:p text:style-name="Standard">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h text:style-name="Heading_20_3" text:outline-level="3"><text:bookmark-start text:name="anim.Transitionfilter"/>anim.Transitionfilter<text:bookmark-end text:name="anim.Transitionfilter"/></text:h>
        <text:p text:style-name="Standard">Requires the following attributes: <text:span text:style-name="Attribute_20_List">type.</text:span></text:p>
        <text:p text:style-name="Standard"><text:soft-page-break/>Allows the following attributes: <text:span text:style-name="Attribute_20_List">accumulate, additive, by, calcmode, direction, fadecolor, fill, formula, from, mode,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h text:style-name="Heading_20_2" text:outline-level="2">chart module</text:h>
        <text:h text:style-name="Heading_20_3" text:outline-level="3"><text:bookmark-start text:name="chart.Axis"/>chart.Axis<text:bookmark-end text:name="chart.Axis"/></text:h>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h text:style-name="Heading_20_3" text:outline-level="3"><text:bookmark-start text:name="chart.Categories"/>chart.Categories<text:bookmark-end text:name="chart.Categories"/></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h text:style-name="Heading_20_3" text:outline-level="3"><text:bookmark-start text:name="chart.Chart"/>chart.Chart<text:bookmark-end text:name="chart.Chart"/></text:h>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chart.DataPoint"/>chart.DataPoint<text:bookmark-end text:name="chart.DataPoint"/></text:h>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h text:style-name="Heading_20_3" text:outline-level="3"><text:bookmark-start text:name="chart.Domain"/>chart.Domain<text:bookmark-end text:name="chart.Domain"/></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h text:style-name="Heading_20_3" text:outline-level="3"><text:bookmark-start text:name="chart.ErrorIndicator"/>chart.ErrorIndicator<text:bookmark-end text:name="chart.ErrorIndicato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h text:style-name="Heading_20_3" text:outline-level="3"><text:bookmark-start text:name="chart.Floor"/><text:soft-page-break/>chart.Floor<text:bookmark-end text:name="chart.Floor"/></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h text:style-name="Heading_20_3" text:outline-level="3"><text:bookmark-start text:name="chart.Footer"/>chart.Footer<text:bookmark-end text:name="chart.Footer"/></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h text:style-name="Heading_20_3" text:outline-level="3"><text:bookmark-start text:name="chart.Grid"/>chart.Grid<text:bookmark-end text:name="chart.Grid"/></text:h>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h text:style-name="Heading_20_3" text:outline-level="3"><text:bookmark-start text:name="chart.Legend"/>chart.Legend<text:bookmark-end text:name="chart.Legend"/></text:h>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h text:style-name="Heading_20_3" text:outline-level="3"><text:bookmark-start text:name="chart.MeanValue"/>chart.MeanValue<text:bookmark-end text:name="chart.MeanValu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h text:style-name="Heading_20_3" text:outline-level="3"><text:bookmark-start text:name="chart.PlotArea"/>chart.PlotArea<text:bookmark-end text:name="chart.PlotArea"/></text:h>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h text:style-name="Heading_20_3" text:outline-level="3"><text:bookmark-start text:name="chart.RegressionCurve"/>chart.RegressionCurve<text:bookmark-end text:name="chart.RegressionCurv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ext:soft-page-break/>The following elements occur in chart.RegressionCurve: <text:span text:style-name="Element_20_List">No element is allowed.</text:span></text:p>
        <text:h text:style-name="Heading_20_3" text:outline-level="3"><text:bookmark-start text:name="chart.Series"/>chart.Series<text:bookmark-end text:name="chart.Series"/></text:h>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h text:style-name="Heading_20_3" text:outline-level="3"><text:bookmark-start text:name="chart.StockGainMarker"/>chart.StockGainMarker<text:bookmark-end text:name="chart.StockGain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he following elements occur in chart.StockGainMarker: <text:span text:style-name="Element_20_List">No element is allowed.</text:span></text:p>
        <text:h text:style-name="Heading_20_3" text:outline-level="3"><text:bookmark-start text:name="chart.StockLossMarker"/>chart.StockLossMarker<text:bookmark-end text:name="chart.StockLoss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h text:style-name="Heading_20_3" text:outline-level="3"><text:bookmark-start text:name="chart.StockRangeLine"/>chart.StockRangeLine<text:bookmark-end text:name="chart.StockRangeLin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h text:style-name="Heading_20_3" text:outline-level="3"><text:bookmark-start text:name="chart.Subtitle"/>chart.Subtitle<text:bookmark-end text:name="chart.Sub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h text:style-name="Heading_20_3" text:outline-level="3"><text:bookmark-start text:name="chart.SymbolImage"/>chart.SymbolImage<text:bookmark-end text:name="chart.SymbolImag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h text:style-name="Heading_20_3" text:outline-level="3"><text:bookmark-start text:name="chart.Title"/>chart.Title<text:bookmark-end text:name="chart.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h text:style-name="Heading_20_3" text:outline-level="3"><text:bookmark-start text:name="chart.Wall"/><text:soft-page-break/>chart.Wall<text:bookmark-end text:name="chart.Wall"/></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h text:style-name="Heading_20_2" text:outline-level="2">config module</text:h>
        <text:h text:style-name="Heading_20_3" text:outline-level="3"><text:bookmark-start text:name="config.ConfigItem"/>config.ConfigItem<text:bookmark-end text:name="config.ConfigItem"/></text:h>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h text:style-name="Heading_20_3" text:outline-level="3"><text:bookmark-start text:name="config.ConfigItemMapEntry"/>config.ConfigItemMapEntry<text:bookmark-end text:name="config.ConfigItemMapEntry"/></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3" text:outline-level="3"><text:bookmark-start text:name="config.ConfigItemMapIndexed"/>config.ConfigItemMapIndexed<text:bookmark-end text:name="config.ConfigItemMapIndex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MapNamed"/>config.ConfigItemMapNamed<text:bookmark-end text:name="config.ConfigItemMapNam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Set"/>config.ConfigItemSet<text:bookmark-end text:name="config.ConfigItemSe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2" text:outline-level="2"><text:soft-page-break/>dc module</text:h>
        <text:h text:style-name="Heading_20_3" text:outline-level="3"><text:bookmark-start text:name="dc.Creator"/>dc.Creator<text:bookmark-end text:name="dc.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h text:style-name="Heading_20_3" text:outline-level="3"><text:bookmark-start text:name="dc.Date"/>dc.Date<text:bookmark-end text:name="dc.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h text:style-name="Heading_20_3" text:outline-level="3"><text:bookmark-start text:name="dc.Description"/>dc.Description<text:bookmark-end text:name="dc.Descrip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h text:style-name="Heading_20_3" text:outline-level="3"><text:bookmark-start text:name="dc.Language"/>dc.Language<text:bookmark-end text:name="dc.Langu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h text:style-name="Heading_20_3" text:outline-level="3"><text:bookmark-start text:name="dc.Subject"/>dc.Subject<text:bookmark-end text:name="dc.Subjec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h text:style-name="Heading_20_3" text:outline-level="3"><text:bookmark-start text:name="dc.Title"/>dc.Title<text:bookmark-end text:name="dc.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he following elements occur in dc.Title: <text:span text:style-name="Element_20_List">No element is allowed.</text:span></text:p>
        <text:h text:style-name="Heading_20_2" text:outline-level="2">dr3d module</text:h>
        <text:h text:style-name="Heading_20_3" text:outline-level="3"><text:bookmark-start text:name="dr3d.Cube"/>dr3d.Cube<text:bookmark-end text:name="dr3d.Cube"/></text:h>
        <text:p text:style-name="Standard">Requires the following attributes: <text:span text:style-name="Attribute_20_List">No attribute is required.</text:span></text:p>
        <text:p text:style-name="Standard">Allows the following attributes: <text:span text:style-name="Attribute_20_List">classnames, id, layer, maxedge, minedge, stylename, transform, </text:span><text:soft-page-break/><text:span text:style-name="Attribute_20_List">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h text:style-name="Heading_20_3" text:outline-level="3"><text:bookmark-start text:name="dr3d.Extrude"/>dr3d.Extrude<text:bookmark-end text:name="dr3d.Extrude"/></text:h>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h text:style-name="Heading_20_3" text:outline-level="3"><text:bookmark-start text:name="dr3d.Light"/>dr3d.Light<text:bookmark-end text:name="dr3d.Light"/></text:h>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h text:style-name="Heading_20_3" text:outline-level="3"><text:bookmark-start text:name="dr3d.Rotate"/>dr3d.Rotate<text:bookmark-end text:name="dr3d.Rotate"/></text:h>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h text:style-name="Heading_20_3" text:outline-level="3"><text:bookmark-start text:name="dr3d.Scene"/>dr3d.Scene<text:bookmark-end text:name="dr3d.Scene"/></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classnames, distance, endcelladdress, endx, endy, focallength, height, id, layer, lightingmode, projection, shademode, shadowslant,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text:span></text:p>
        <text:h text:style-name="Heading_20_3" text:outline-level="3"><text:bookmark-start text:name="dr3d.Sphere"/>dr3d.Sphere<text:bookmark-end text:name="dr3d.Sphere"/></text:h>
        <text:p text:style-name="Standard">Requires the following attributes: <text:span text:style-name="Attribute_20_List">No attribute is required.</text:span></text:p>
        <text:p text:style-name="Standard">Allows the following attributes: <text:span text:style-name="Attribute_20_List">center, classnames, id, layer, siz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h text:style-name="Heading_20_2" text:outline-level="2">draw module</text:h>
        <text:h text:style-name="Heading_20_3" text:outline-level="3"><text:bookmark-start text:name="draw.A"/>draw.A<text:bookmark-end text:name="draw.A"/></text:h>
        <text:p text:style-name="Standard">Requires the following attributes: <text:span text:style-name="Attribute_20_List">href.</text:span></text:p>
        <text:p text:style-name="Standard">Allows the following attributes: <text:span text:style-name="Attribute_20_List">actuate, href, name, servermap, show, targetframename, type</text:span>.</text:p>
        <text:p text:style-name="Standard"><text:soft-page-break/>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h text:style-name="Heading_20_3" text:outline-level="3"><text:bookmark-start text:name="draw.Applet"/>draw.Applet<text:bookmark-end text:name="draw.Applet"/></text:h>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h text:style-name="Heading_20_3" text:outline-level="3"><text:bookmark-start text:name="draw.AreaCircle"/>draw.AreaCircle<text:bookmark-end text:name="draw.AreaCircle"/></text:h>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AreaPolygon"/>draw.AreaPolygon<text:bookmark-end text:name="draw.AreaPolygon"/></text:h>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AreaRectangle"/>draw.AreaRectangle<text:bookmark-end text:name="draw.AreaRectangle"/></text:h>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Caption"/>draw.Caption<text:bookmark-end text:name="draw.Cap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endcelladdress, endx, endy, height, id, layer, name, stylename, </text:span><text:span text:style-name="Attribute_20_List">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ircle"/>draw.Circle<text:bookmark-end text:name="draw.Circle"/></text:h>
        <text:p text:style-name="Standard">Requires the following attributes: <text:span text:style-name="Attribute_20_List">No attribute is required.</text:span></text:p>
        <text:p text:style-name="Standard"><text:soft-page-break/>Allows the following attributes: <text:span text:style-name="Attribute_20_List">anchorpagenumber, anchortype, classnames, cx, cy, endangle, endcelladdress, endx, endy, height, id, kind, layer, name, r, startangl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nector"/>draw.Connector<text:bookmark-end text:name="draw.Connector"/></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text:span><text:span text:style-name="Attribute_20_List">endgluepoint, endshape, endx, endy, id, layer, lineskew, name, startgluepoint, startshap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tourPath"/>draw.ContourPath<text:bookmark-end text:name="draw.ContourPath"/></text:h>
        <text:p text:style-name="Standard">Requires the following attributes: <text:span text:style-name="Attribute_20_List">d, recreateonedit, viewbox.</text:span></text:p>
        <text:p text:style-name="Standard">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h text:style-name="Heading_20_3" text:outline-level="3"><text:bookmark-start text:name="draw.ContourPolygon"/>draw.ContourPolygon<text:bookmark-end text:name="draw.ContourPolygon"/></text:h>
        <text:p text:style-name="Standard">Requires the following attributes: <text:span text:style-name="Attribute_20_List">points, recreateonedit, viewbox.</text:span></text:p>
        <text:p text:style-name="Standard">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h text:style-name="Heading_20_3" text:outline-level="3"><text:bookmark-start text:name="draw.Control"/>draw.Control<text:bookmark-end text:name="draw.Control"/></text:h>
        <text:p text:style-name="Standard">Requires the following attributes: <text:span text:style-name="Attribute_20_List">control.</text:span></text:p>
        <text:p text:style-name="Standard">Allows the following attributes: <text:span text:style-name="Attribute_20_List">anchorpagenumber, anchortype, classnames, control, endcelladdress, endx, endy, height, id, layer, name, stylename, tablebackground, textstylename, </text:span><text:span text:style-name="Attribute_20_List">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text:span></text:p>
        <text:h text:style-name="Heading_20_3" text:outline-level="3"><text:bookmark-start text:name="draw.CustomShape"/><text:soft-page-break/>draw.CustomShape<text:bookmark-end text:name="draw.CustomShap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data, endcelladdress, endx, endy, engine, height, id, layer, name, stylename, tablebackground, textstylename, transform, width, x, y, zindex</text:span>.</text:p>
        <text:p text:style-name="Standard">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llipse"/>draw.Ellipse<text:bookmark-end text:name="draw.Ellips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cx, cy, endangle, endcelladdress, endx, endy, height, id, kind, layer, name, rx, ry, startangle, stylename, </text:span><text:span text:style-name="Attribute_20_List">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nhancedGeometry"/>draw.EnhancedGeometry<text:bookmark-end text:name="draw.EnhancedGeometry"/></text:h>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text:span><text:span text:style-name="Attribute_20_List">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h text:style-name="Heading_20_3" text:outline-level="3"><text:bookmark-start text:name="draw.Equation"/>draw.Equation<text:bookmark-end text:name="draw.Equation"/></text:h>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h text:style-name="Heading_20_3" text:outline-level="3"><text:bookmark-start text:name="draw.FillImage"/><text:soft-page-break/>draw.FillImage<text:bookmark-end text:name="draw.FillImage"/></text:h>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h text:style-name="Heading_20_3" text:outline-level="3"><text:bookmark-start text:name="draw.FloatingFrame"/>draw.FloatingFrame<text:bookmark-end text:name="draw.FloatingFrame"/></text:h>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h text:style-name="Heading_20_3" text:outline-level="3"><text:bookmark-start text:name="draw.Frame"/>draw.Frame<text:bookmark-end text:name="draw.Frame"/></text:h>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copyof, endcelladdress, endx, endy, height, id, layer, name, placeholder, relheight, relwidth,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G"/>draw.G<text:bookmark-end text:name="draw.G"/></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name, stylename, tablebackground, y, zindex</text:span>.</text:p>
        <text:p text:style-name="Standard">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draw.GluePoint"/>draw.GluePoint<text:bookmark-end text:name="draw.GluePoint"/></text:h>
        <text:p text:style-name="Standard">Requires the following attributes: <text:span text:style-name="Attribute_20_List">align, id, x, y.</text:span></text:p>
        <text:p text:style-name="Standard">Allows the following attributes: <text:span text:style-name="Attribute_20_List">alig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h text:style-name="Heading_20_3" text:outline-level="3"><text:bookmark-start text:name="draw.Gradient"/><text:soft-page-break/>draw.Gradient<text:bookmark-end text:name="draw.Gradient"/></text:h>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h text:style-name="Heading_20_3" text:outline-level="3"><text:bookmark-start text:name="draw.Handle"/>draw.Handle<text:bookmark-end text:name="draw.Handle"/></text:h>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h text:style-name="Heading_20_3" text:outline-level="3"><text:bookmark-start text:name="draw.Hatch"/>draw.Hatch<text:bookmark-end text:name="draw.Hatch"/></text:h>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h text:style-name="Heading_20_3" text:outline-level="3"><text:bookmark-start text:name="draw.Image"/>draw.Image<text:bookmark-end text:name="draw.Image"/></text:h>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ImageMap"/>draw.ImageMap<text:bookmark-end text:name="draw.ImageMa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text:span></text:p>
        <text:h text:style-name="Heading_20_3" text:outline-level="3"><text:bookmark-start text:name="draw.Layer"/>draw.Layer<text:bookmark-end text:name="draw.Layer"/></text:h>
        <text:p text:style-name="Standard">Requires the following attributes: <text:span text:style-name="Attribute_20_List">No attribute is required.</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No element is allowed.</text:span></text:p>
        <text:h text:style-name="Heading_20_3" text:outline-level="3"><text:bookmark-start text:name="draw.LayerSet"/>draw.LayerSet<text:bookmark-end text:name="draw.LayerSe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ext:soft-page-break/>The following elements occur in draw.LayerSet: <text:span text:style-name="Element_20_List"><text:bookmark-ref text:reference-format="text" text:ref-name="draw.Layer">draw.Layer</text:bookmark-ref></text:span><text:span text:style-name="Element_20_List">.</text:span></text:p>
        <text:h text:style-name="Heading_20_3" text:outline-level="3"><text:bookmark-start text:name="draw.Line"/>draw.Line<text:bookmark-end text:name="draw.Lin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Marker"/>draw.Marker<text:bookmark-end text:name="draw.Marker"/></text:h>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h text:style-name="Heading_20_3" text:outline-level="3"><text:bookmark-start text:name="draw.Measure"/>draw.Measure<text:bookmark-end text:name="draw.Measure"/></text:h>
        <text:p text:style-name="Standard">Requires the following attributes: <text:span text:style-name="Attribute_20_List">x1, x2, y1, y2.</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Object"/>draw.Object<text:bookmark-end text:name="draw.Object"/></text:h>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h text:style-name="Heading_20_3" text:outline-level="3"><text:bookmark-start text:name="draw.ObjectOle"/>draw.ObjectOle<text:bookmark-end text:name="draw.ObjectOle"/></text:h>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h text:style-name="Heading_20_3" text:outline-level="3"><text:bookmark-start text:name="draw.Opacity"/>draw.Opacity<text:bookmark-end text:name="draw.Opacity"/></text:h>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ext:soft-page-break/>The following elements occur in draw.Opacity: <text:span text:style-name="Element_20_List">No element is allowed.</text:span></text:p>
        <text:h text:style-name="Heading_20_3" text:outline-level="3"><text:bookmark-start text:name="draw.Page"/>draw.Page<text:bookmark-end text:name="draw.Page"/></text:h>
        <text:p text:style-name="Standard">Requires the following attributes: <text:span text:style-name="Attribute_20_List">masterpagename.</text:span></text:p>
        <text:p text:style-name="Standard">Allows the following attributes: <text:span text:style-name="Attribute_20_List">id, masterpagename, name,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h text:style-name="Heading_20_3" text:outline-level="3"><text:bookmark-start text:name="draw.PageThumbnail"/>draw.PageThumbnail<text:bookmark-end text:name="draw.PageThumbnail"/></text:h>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endcelladdress, endx, endy, height, id, layer, name, pagenumber, placeholder, stylename, </text:span><text:span text:style-name="Attribute_20_List">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No element is allowed.</text:span></text:p>
        <text:h text:style-name="Heading_20_3" text:outline-level="3"><text:bookmark-start text:name="draw.Param"/>draw.Param<text:bookmark-end text:name="draw.Param"/></text:h>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he following elements occur in draw.Param: <text:span text:style-name="Element_20_List">No element is allowed.</text:span></text:p>
        <text:h text:style-name="Heading_20_3" text:outline-level="3"><text:bookmark-start text:name="draw.Path"/>draw.Path<text:bookmark-end text:name="draw.Path"/></text:h>
        <text:p text:style-name="Standard">Requires the following attributes: <text:span text:style-name="Attribute_20_List">d, viewbox.</text:span></text:p>
        <text:p text:style-name="Standard">Allows the following attributes: <text:span text:style-name="Attribute_20_List">anchorpagenumber, anchortype, classnames, d, endcelladdress, endx, endy, height, id, layer, 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lugin"/>draw.Plugin<text:bookmark-end text:name="draw.Plugin"/></text:h>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ext:soft-page-break/>The following elements occur in draw.Plugin: <text:span text:style-name="Element_20_List"><text:bookmark-ref text:reference-format="text" text:ref-name="draw.Param">draw.Param</text:bookmark-ref></text:span><text:span text:style-name="Element_20_List">.</text:span></text:p>
        <text:h text:style-name="Heading_20_3" text:outline-level="3"><text:bookmark-start text:name="draw.Polygon"/>draw.Polygon<text:bookmark-end text:name="draw.Polygon"/></text:h>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olyline"/>draw.Polyline<text:bookmark-end text:name="draw.Polyline"/></text:h>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ct"/>draw.Rect<text:bookmark-end text:name="draw.Rect"/></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cornerradius, endcelladdress, endx, endy, height, id, layer, 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gularPolygon"/>draw.RegularPolygon<text:bookmark-end text:name="draw.RegularPolygon"/></text:h>
        <text:p text:style-name="Standard">Requires the following attributes: <text:span text:style-name="Attribute_20_List">corners.</text:span></text:p>
        <text:p text:style-name="Standard">Allows the following attributes: <text:span text:style-name="Attribute_20_List">anchorpagenumber, anchortype, classnames, concave, corners, endcelladdress, endx, endy, height, id, layer, name, sharpness,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StrokeDash"/>draw.StrokeDash<text:bookmark-end text:name="draw.StrokeDash"/></text:h>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h text:style-name="Heading_20_3" text:outline-level="3"><text:bookmark-start text:name="draw.TextBox"/>draw.TextBox<text:bookmark-end text:name="draw.TextBox"/></text:h>
        <text:p text:style-name="Standard">Requires the following attributes: <text:span text:style-name="Attribute_20_List">No attribute is required.</text:span></text:p>
        <text:p text:style-name="Standard">Allows the following attributes: <text:span text:style-name="Attribute_20_List">chainnextname, cornerradius,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2" text:outline-level="2">form module</text:h>
        <text:h text:style-name="Heading_20_3" text:outline-level="3"><text:bookmark-start text:name="form.Button"/>form.Button<text:bookmark-end text:name="form.Button"/></text:h>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heckbox"/>form.Checkbox<text:bookmark-end text:name="form.Checkbox"/></text:h>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lumn"/>form.Column<text:bookmark-end text:name="form.Column"/></text:h>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ext:soft-page-break/>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h text:style-name="Heading_20_3" text:outline-level="3"><text:bookmark-start text:name="form.Combobox"/>form.Combobox<text:bookmark-end text:name="form.Combobox"/></text:h>
        <text:p text:style-name="Standard">Requires the following attributes: <text:span text:style-name="Attribute_20_List">id.</text:span></text:p>
        <text:p text:style-name="Standard">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nnectionResource"/>form.ConnectionResource<text:bookmark-end text:name="form.ConnectionResourc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h text:style-name="Heading_20_3" text:outline-level="3"><text:bookmark-start text:name="form.Date"/>form.Date<text:bookmark-end text:name="form.Dat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le"/>form.File<text:bookmark-end text:name="form.File"/></text:h>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xedText"/>form.FixedText<text:bookmark-end text:name="form.FixedText"/></text:h>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form.Form<text:bookmark-end text:name="form.Form"/></text:h>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text:span><text:soft-page-break/><text:span text:style-name="Attribute_20_List">escapeprocessing, filter, href, ignoreresult, masterfields, method, name, navigationmode, order, </text:span><text:span text:style-name="Attribute_20_List">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attedText"/>form.FormattedText<text:bookmark-end text:name="form.Formatted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rame"/>form.Frame<text:bookmark-end text:name="form.Frame"/></text:h>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enericControl"/>form.GenericControl<text:bookmark-end text:name="form.GenericControl"/></text:h>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rid"/>form.Grid<text:bookmark-end text:name="form.Grid"/></text:h>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Hidden"/>form.Hidden<text:bookmark-end text:name="form.Hidden"/></text:h>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orm.Image<text:bookmark-end text:name="form.Image"/></text:h>
        <text:p text:style-name="Standard">Requires the following attributes: <text:span text:style-name="Attribute_20_List">id.</text:span></text:p>
        <text:p text:style-name="Standard"><text:soft-page-break/>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rame"/>form.ImageFrame<text:bookmark-end text:name="form.ImageFrame"/></text:h>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tem"/>form.Item<text:bookmark-end text:name="form.Item"/></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h text:style-name="Heading_20_3" text:outline-level="3"><text:bookmark-start text:name="form.ListProperty"/>form.ListProperty<text:bookmark-end text:name="form.ListProperty"/></text:h>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h text:style-name="Heading_20_3" text:outline-level="3"><text:bookmark-start text:name="form.ListValue"/>form.ListValue<text:bookmark-end text:name="form.ListValue"/></text:h>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h text:style-name="Heading_20_3" text:outline-level="3"><text:bookmark-start text:name="form.Listbox"/>form.Listbox<text:bookmark-end text:name="form.Listbox"/></text:h>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Number"/>form.Number<text:bookmark-end text:name="form.Number"/></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ext:span><text:span text:style-name="Attribute_20_List">tabstop, title, value</text:span>.</text:p>
        <text:p text:style-name="Standard"><text:soft-page-break/>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Option"/>form.Option<text:bookmark-end text:name="form.Option"/></text:h>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h text:style-name="Heading_20_3" text:outline-level="3"><text:bookmark-start text:name="form.Password"/>form.Password<text:bookmark-end text:name="form.Password"/></text:h>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Properties"/>form.Properties<text:bookmark-end text:name="form.Propert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h text:style-name="Heading_20_3" text:outline-level="3"><text:bookmark-start text:name="form.Property"/>form.Property<text:bookmark-end text:name="form.Property"/></text:h>
        <text:p text:style-name="Standard">Requires the following attributes: <text:span text:style-name="Attribute_20_List">No attribute is required.</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h text:style-name="Heading_20_3" text:outline-level="3"><text:bookmark-start text:name="form.Radio"/>form.Radio<text:bookmark-end text:name="form.Radio"/></text:h>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form.Text<text:bookmark-end text:name="form.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ext:soft-page-break/>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area"/>form.Textarea<text:bookmark-end text:name="form.Textarea"/></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form.Time"/>form.Time<text:bookmark-end text:name="form.Tim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ValueRange"/>form.ValueRange<text:bookmark-end text:name="form.ValueRange"/></text:h>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2" text:outline-level="2">manifest module</text:h>
        <text:p text:style-name="Text_20_body">The manifest module is used to create the manifest. This is already done automatically by the software library, and there is no need to use this module unless you subclass the OpenDocument classes.</text:p>
        <text:h text:style-name="Heading_20_3" text:outline-level="3"><text:bookmark-start text:name="manifest.Algorithm"/>manifest.Algorithm<text:bookmark-end text:name="manifest.Algorithm"/></text:h>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h text:style-name="Heading_20_3" text:outline-level="3"><text:bookmark-start text:name="manifest.EncryptionData"/>manifest.EncryptionData<text:bookmark-end text:name="manifest.EncryptionData"/></text:h>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h text:style-name="Heading_20_3" text:outline-level="3"><text:bookmark-start text:name="manifest.FileEntry"/><text:soft-page-break/>manifest.FileEntry<text:bookmark-end text:name="manifest.FileEntry"/></text:h>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h text:style-name="Heading_20_3" text:outline-level="3"><text:bookmark-start text:name="manifest.KeyDerivation"/>manifest.KeyDerivation<text:bookmark-end text:name="manifest.KeyDerivation"/></text:h>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h text:style-name="Heading_20_3" text:outline-level="3"><text:bookmark-start text:name="manifest.Manifest"/>manifest.Manifest<text:bookmark-end text:name="manifest.Manifes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h text:style-name="Heading_20_2" text:outline-level="2">math module</text:h>
        <text:h text:style-name="Heading_20_3" text:outline-level="3"><text:bookmark-start text:name="math.Math"/>math.Math<text:bookmark-end text:name="math.Math"/></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he following elements occur in math.Math: <text:span text:style-name="Element_20_List">Any element is allowed.</text:span></text:p>
        <text:h text:style-name="Heading_20_2" text:outline-level="2">meta module</text:h>
        <text:p text:style-name="Text_20_body">Use the meta module to add information about the document such as title and auther. The library automatically adds a generator string.</text:p>
        <text:h text:style-name="Heading_20_3" text:outline-level="3"><text:bookmark-start text:name="meta.AutoReload"/>meta.AutoReload<text:bookmark-end text:name="meta.AutoReload"/></text:h>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h text:style-name="Heading_20_3" text:outline-level="3"><text:bookmark-start text:name="meta.CreationDate"/>meta.CreationDate<text:bookmark-end text:name="meta.Creation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h text:style-name="Heading_20_3" text:outline-level="3"><text:bookmark-start text:name="meta.DateString"/><text:soft-page-break/>meta.DateString<text:bookmark-end text:name="meta.DateStr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h text:style-name="Heading_20_3" text:outline-level="3"><text:bookmark-start text:name="meta.DocumentStatistic"/>meta.DocumentStatistic<text:bookmark-end text:name="meta.DocumentStatistic"/></text:h>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text:span><text:span text:style-name="Attribute_20_List">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h text:style-name="Heading_20_3" text:outline-level="3"><text:bookmark-start text:name="meta.EditingCycles"/>meta.EditingCycles<text:bookmark-end text:name="meta.EditingCyc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h text:style-name="Heading_20_3" text:outline-level="3"><text:bookmark-start text:name="meta.EditingDuration"/>meta.EditingDuration<text:bookmark-end text:name="meta.EditingDur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he following elements occur in meta.EditingDuration: <text:span text:style-name="Element_20_List">No element is allowed.</text:span></text:p>
        <text:h text:style-name="Heading_20_3" text:outline-level="3"><text:bookmark-start text:name="meta.Generator"/>meta.Generator<text:bookmark-end text:name="meta.Gener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he following elements occur in meta.Generator: <text:span text:style-name="Element_20_List">No element is allowed.</text:span></text:p>
        <text:h text:style-name="Heading_20_3" text:outline-level="3"><text:bookmark-start text:name="meta.HyperlinkBehaviour"/>meta.HyperlinkBehaviour<text:bookmark-end text:name="meta.HyperlinkBehaviour"/></text:h>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h text:style-name="Heading_20_3" text:outline-level="3"><text:bookmark-start text:name="meta.InitialCreator"/>meta.InitialCreator<text:bookmark-end text:name="meta.Initial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h text:style-name="Heading_20_3" text:outline-level="3"><text:bookmark-start text:name="meta.Keyword"/><text:soft-page-break/>meta.Keyword<text:bookmark-end text:name="meta.Keywo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h text:style-name="Heading_20_3" text:outline-level="3"><text:bookmark-start text:name="meta.PrintDate"/>meta.PrintDate<text:bookmark-end text:name="meta.Print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h text:style-name="Heading_20_3" text:outline-level="3"><text:bookmark-start text:name="meta.PrintedBy"/>meta.PrintedBy<text:bookmark-end text:name="meta.PrintedB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h text:style-name="Heading_20_3" text:outline-level="3"><text:bookmark-start text:name="meta.Template"/>meta.Template<text:bookmark-end text:name="meta.Template"/></text:h>
        <text:p text:style-name="Standard">Requires the following attributes: <text:span text:style-name="Attribute_20_List">No attribute is required.</text:span></text:p>
        <text:p text:style-name="Standard">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h text:style-name="Heading_20_3" text:outline-level="3"><text:bookmark-start text:name="meta.UserDefined"/>meta.UserDefined<text:bookmark-end text:name="meta.UserDefined"/></text:h>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h text:style-name="Heading_20_2" text:outline-level="2">number module</text:h>
        <text:h text:style-name="Heading_20_3" text:outline-level="3"><text:bookmark-start text:name="number.AmPm"/>number.AmPm<text:bookmark-end text:name="number.AmPm"/></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h text:style-name="Heading_20_3" text:outline-level="3"><text:bookmark-start text:name="number.Boolean"/>number.Boolean<text:bookmark-end text:name="number.Boolea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h text:style-name="Heading_20_3" text:outline-level="3"><text:bookmark-start text:name="number.BooleanStyle"/><text:soft-page-break/>number.BooleanStyle<text:bookmark-end text:name="number.BooleanStyle"/></text:h>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tyle"/>number.CurrencyStyle<text:bookmark-end text:name="number.CurrencyStyle"/></text:h>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ymbol"/>number.CurrencySymbol<text:bookmark-end text:name="number.CurrencySymbol"/></text:h>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h text:style-name="Heading_20_3" text:outline-level="3"><text:bookmark-start text:name="number.DateStyle"/>number.DateStyle<text:bookmark-end text:name="number.DateStyle"/></text:h>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Day"/>number.Day<text:bookmark-end text:name="number.Day"/></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h text:style-name="Heading_20_3" text:outline-level="3"><text:bookmark-start text:name="number.DayOfWeek"/>number.DayOfWeek<text:bookmark-end text:name="number.DayOfWeek"/></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h text:style-name="Heading_20_3" text:outline-level="3"><text:bookmark-start text:name="number.EmbeddedText"/><text:soft-page-break/>number.EmbeddedText<text:bookmark-end text:name="number.EmbeddedText"/></text:h>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h text:style-name="Heading_20_3" text:outline-level="3"><text:bookmark-start text:name="number.Era"/>number.Era<text:bookmark-end text:name="number.Era"/></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h text:style-name="Heading_20_3" text:outline-level="3"><text:bookmark-start text:name="number.Fraction"/>number.Fraction<text:bookmark-end text:name="number.Fraction"/></text:h>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he following elements occur in number.Fraction: <text:span text:style-name="Element_20_List">No element is allowed.</text:span></text:p>
        <text:h text:style-name="Heading_20_3" text:outline-level="3"><text:bookmark-start text:name="number.Hours"/>number.Hours<text:bookmark-end text:name="number.Hour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h text:style-name="Heading_20_3" text:outline-level="3"><text:bookmark-start text:name="number.Minutes"/>number.Minutes<text:bookmark-end text:name="number.Minute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h text:style-name="Heading_20_3" text:outline-level="3"><text:bookmark-start text:name="number.Month"/>number.Month<text:bookmark-end text:name="number.Month"/></text:h>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h text:style-name="Heading_20_3" text:outline-level="3"><text:bookmark-start text:name="number.Number"/>number.Number<text:bookmark-end text:name="number.Number"/></text:h>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h text:style-name="Heading_20_3" text:outline-level="3"><text:bookmark-start text:name="number.NumberStyle"/><text:soft-page-break/>number.NumberStyle<text:bookmark-end text:name="number.Number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PercentageStyle"/>number.PercentageStyle<text:bookmark-end text:name="number.Percentage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Quarter"/>number.Quarter<text:bookmark-end text:name="number.Quarte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h text:style-name="Heading_20_3" text:outline-level="3"><text:bookmark-start text:name="number.ScientificNumber"/>number.ScientificNumber<text:bookmark-end text:name="number.ScientificNumber"/></text:h>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h text:style-name="Heading_20_3" text:outline-level="3"><text:bookmark-start text:name="number.Seconds"/>number.Seconds<text:bookmark-end text:name="number.Seconds"/></text:h>
        <text:p text:style-name="Standard">Requires the following attributes: <text:span text:style-name="Attribute_20_List">No attribute is required.</text:span></text:p>
        <text:p text:style-name="Standard">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h text:style-name="Heading_20_3" text:outline-level="3"><text:bookmark-start text:name="number.Text"/>number.Text<text:bookmark-end text:name="number.Tex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h text:style-name="Heading_20_3" text:outline-level="3"><text:bookmark-start text:name="number.TextContent"/>number.TextContent<text:bookmark-end text:name="number.TextContent"/></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h text:style-name="Heading_20_3" text:outline-level="3"><text:bookmark-start text:name="number.TextStyle"/>number.TextStyle<text:bookmark-end text:name="number.TextStyle"/></text:h>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TimeStyle"/>number.TimeStyle<text:bookmark-end text:name="number.TimeStyle"/></text:h>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WeekOfYear"/>number.WeekOfYear<text:bookmark-end text:name="number.WeekOfYear"/></text:h>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h text:style-name="Heading_20_3" text:outline-level="3"><text:bookmark-start text:name="number.Year"/>number.Year<text:bookmark-end text:name="number.Yea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he following elements occur in number.Year: <text:span text:style-name="Element_20_List">No element is allowed.</text:span></text:p>
        <text:h text:style-name="Heading_20_2" text:outline-level="2">office module</text:h>
        <text:h text:style-name="Heading_20_3" text:outline-level="3"><text:bookmark-start text:name="office.Annotation"/>office.Annotation<text:bookmark-end text:name="office.Annota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display, endcelladdress, endx, endy, height, id, layer, 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AutomaticStyles"/><text:soft-page-break/>office.AutomaticStyles<text:bookmark-end text:name="office.Automatic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office.BinaryData"/>office.BinaryData<text:bookmark-end text:name="office.BinaryDa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h text:style-name="Heading_20_3" text:outline-level="3"><text:bookmark-start text:name="office.Body"/>office.Body<text:bookmark-end text:name="offic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h text:style-name="Heading_20_3" text:outline-level="3"><text:bookmark-start text:name="office.ChangeInfo"/>office.ChangeInfo<text:bookmark-end text:name="office.ChangeInfo"/></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Chart"/>office.Chart<text:bookmark-end text:name="office.Char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DdeSource"/>office.DdeSource<text:bookmark-end text:name="office.DdeSource"/></text:h>
        <text:p text:style-name="Standard">Requires the following attributes: <text:span text:style-name="Attribute_20_List">No attribute is required.</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h text:style-name="Heading_20_3" text:outline-level="3"><text:bookmark-start text:name="office.Document"/><text:soft-page-break/>office.Document<text:bookmark-end text:name="office.Document"/></text:h>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ocumentContent"/>office.DocumentContent<text:bookmark-end text:name="office.DocumentContent"/></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h text:style-name="Heading_20_3" text:outline-level="3"><text:bookmark-start text:name="office.DocumentMeta"/>office.DocumentMeta<text:bookmark-end text:name="office.DocumentMeta"/></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h text:style-name="Heading_20_3" text:outline-level="3"><text:bookmark-start text:name="office.DocumentSettings"/>office.DocumentSettings<text:bookmark-end text:name="office.DocumentSetting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h text:style-name="Heading_20_3" text:outline-level="3"><text:bookmark-start text:name="office.DocumentStyles"/>office.DocumentStyles<text:bookmark-end text:name="office.DocumentStyle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rawing"/>office.Drawing<text:bookmark-end text:name="office.Draw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EventListeners"/>office.EventListeners<text:bookmark-end text:name="office.EventListeners"/></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h text:style-name="Heading_20_3" text:outline-level="3"><text:bookmark-start text:name="office.FontFaceDecls"/>office.FontFaceDecls<text:bookmark-end text:name="office.FontFa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h text:style-name="Heading_20_3" text:outline-level="3"><text:bookmark-start text:name="office.Forms"/>office.Forms<text:bookmark-end text:name="office.Forms"/></text:h>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h text:style-name="Heading_20_3" text:outline-level="3"><text:bookmark-start text:name="office.Image"/>office.Image<text:bookmark-end text:name="office.Im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he following elements occur in office.Image: <text:span text:style-name="Element_20_List"><text:bookmark-ref text:reference-format="text" text:ref-name="draw.Frame">draw.Frame</text:bookmark-ref></text:span><text:span text:style-name="Element_20_List">.</text:span></text:p>
        <text:h text:style-name="Heading_20_3" text:outline-level="3"><text:bookmark-start text:name="office.MasterStyles"/>office.MasterStyles<text:bookmark-end text:name="office.Master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text:span></text:p>
        <text:h text:style-name="Heading_20_3" text:outline-level="3"><text:bookmark-start text:name="office.Meta"/>office.Meta<text:bookmark-end text:name="office.Me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oft-page-break/><text:span text:style-name="Element_20_List"><text:bookmark-ref text:reference-format="text" text:ref-name="meta.UserDefined">meta.UserDefined</text:bookmark-ref></text:span><text:span text:style-name="Element_20_List">.</text:span></text:p>
        <text:h text:style-name="Heading_20_3" text:outline-level="3"><text:bookmark-start text:name="office.Presentation"/>office.Presentation<text:bookmark-end text:name="office.Present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cript"/>office.Script<text:bookmark-end text:name="office.Script"/></text:h>
        <text:p text:style-name="Standard">Requires the following attributes: <text:span text:style-name="Attribute_20_List">No attribute is required.</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h text:style-name="Heading_20_3" text:outline-level="3"><text:bookmark-start text:name="office.Scripts"/>office.Scripts<text:bookmark-end text:name="office.Script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h text:style-name="Heading_20_3" text:outline-level="3"><text:bookmark-start text:name="office.Settings"/>office.Settings<text:bookmark-end text:name="office.Setting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h text:style-name="Heading_20_3" text:outline-level="3"><text:bookmark-start text:name="office.Spreadsheet"/>office.Spreadsheet<text:bookmark-end text:name="office.Spreadsheet"/></text:h>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tyles"/>office.Styles<text:bookmark-end text:name="office.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ext:soft-page-break/>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h text:style-name="Heading_20_3" text:outline-level="3"><text:bookmark-start text:name="office.Text"/>office.Text<text:bookmark-end text:name="office.Text"/></text:h>
        <text:p text:style-name="Standard">Requires the following attributes: <text:span text:style-name="Attribute_20_List">No attribute is required.</text:span></text:p>
        <text:p text:style-name="Standard">Allows the following attributes: <text:span text:style-name="Attribute_20_List">global</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2" text:outline-level="2">presentation module</text:h>
        <text:h text:style-name="Heading_20_3" text:outline-level="3"><text:bookmark-start text:name="presentation.AnimationGroup"/>presentation.AnimationGroup<text:bookmark-end text:name="presentation.AnimationGrou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Animations"/>presentation.Animations<text:bookmark-end text:name="presentation.Anim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DateTime"/>presentation.DateTime<text:bookmark-end text:name="presentation.DateTi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h text:style-name="Heading_20_3" text:outline-level="3"><text:bookmark-start text:name="presentation.DateTimeDecl"/><text:soft-page-break/>presentation.DateTimeDecl<text:bookmark-end text:name="presentation.DateTimeDecl"/></text:h>
        <text:p text:style-name="Standard">Requires the following attributes: <text:span text:style-name="Attribute_20_List">No attribute is required.</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h text:style-name="Heading_20_3" text:outline-level="3"><text:bookmark-start text:name="presentation.Dim"/>presentation.Dim<text:bookmark-end text:name="presentation.Dim"/></text:h>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EventListener"/>presentation.EventListener<text:bookmark-end text:name="presentation.EventListener"/></text:h>
        <text:p text:style-name="Standard">Requires the following attributes: <text:span text:style-name="Attribute_20_List">action, eventname.</text:span></text:p>
        <text:p text:style-name="Standard">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Footer"/>presentation.Footer<text:bookmark-end text:name="presentation.Foo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h text:style-name="Heading_20_3" text:outline-level="3"><text:bookmark-start text:name="presentation.FooterDecl"/>presentation.FooterDecl<text:bookmark-end text:name="presentation.FooterDecl"/></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h text:style-name="Heading_20_3" text:outline-level="3"><text:bookmark-start text:name="presentation.Header"/>presentation.Header<text:bookmark-end text:name="presentation.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h text:style-name="Heading_20_3" text:outline-level="3"><text:bookmark-start text:name="presentation.HeaderDecl"/>presentation.HeaderDecl<text:bookmark-end text:name="presentation.HeaderDecl"/></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h text:style-name="Heading_20_3" text:outline-level="3"><text:bookmark-start text:name="presentation.HideShape"/><text:soft-page-break/>presentation.HideShape<text:bookmark-end text:name="presentation.Hide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HideText"/>presentation.HideText<text:bookmark-end text:name="presentation.Hide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Notes"/>presentation.Notes<text:bookmark-end text:name="presentation.Notes"/></text:h>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presentation.Placeholder"/>presentation.Placeholder<text:bookmark-end text:name="presentation.Placeholder"/></text:h>
        <text:p text:style-name="Standard">Requires the following attributes: <text:span text:style-name="Attribute_20_List">height, object, width, x, y.</text:span></text:p>
        <text:p text:style-name="Standard">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h text:style-name="Heading_20_3" text:outline-level="3"><text:bookmark-start text:name="presentation.Play"/>presentation.Play<text:bookmark-end text:name="presentation.Play"/></text:h>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h text:style-name="Heading_20_3" text:outline-level="3"><text:bookmark-start text:name="presentation.Settings"/>presentation.Settings<text:bookmark-end text:name="presentation.Settings"/></text:h>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h text:style-name="Heading_20_3" text:outline-level="3"><text:bookmark-start text:name="presentation.Show"/><text:soft-page-break/>presentation.Show<text:bookmark-end text:name="presentation.Show"/></text:h>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h text:style-name="Heading_20_3" text:outline-level="3"><text:bookmark-start text:name="presentation.ShowShape"/>presentation.ShowShape<text:bookmark-end text:name="presentation.Show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howText"/>presentation.ShowText<text:bookmark-end text:name="presentation.Show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ound"/>presentation.Sound<text:bookmark-end text:name="presentation.Sound"/></text:h>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h text:style-name="Heading_20_2" text:outline-level="2">script module</text:h>
        <text:h text:style-name="Heading_20_3" text:outline-level="3"><text:bookmark-start text:name="script.EventListener"/>script.EventListener<text:bookmark-end text:name="script.EventListener"/></text:h>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h text:style-name="Heading_20_2" text:outline-level="2">style module</text:h>
        <text:h text:style-name="Heading_20_3" text:outline-level="3"><text:bookmark-start text:name="style.BackgroundImage"/>style.BackgroundImage<text:bookmark-end text:name="style.BackgroundImage"/></text:h>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oft-page-break/><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h text:style-name="Heading_20_3" text:outline-level="3"><text:bookmark-start text:name="style.ChartProperties"/>style.ChartProperties<text:bookmark-end text:name="style.ChartProperties"/></text:h>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 japanesecandlestick, labelarrangement, linebreak, lines, linkdatastyletosource, logarithmic, maximum, meanvalue, minimum, origin, overlap, percentage, pieoffset, regressiontype, rotationangle, scaletext, seriessource, solidtype, splineorder, splineresolution, stacked, symbolheight,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h text:style-name="Heading_20_3" text:outline-level="3"><text:bookmark-start text:name="style.Column"/>style.Column<text:bookmark-end text:name="style.Column"/></text:h>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h text:style-name="Heading_20_3" text:outline-level="3"><text:bookmark-start text:name="style.ColumnSep"/>style.ColumnSep<text:bookmark-end text:name="style.ColumnSep"/></text:h>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h text:style-name="Heading_20_3" text:outline-level="3"><text:bookmark-start text:name="style.Columns"/>style.Columns<text:bookmark-end text:name="style.Columns"/></text:h>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h text:style-name="Heading_20_3" text:outline-level="3"><text:bookmark-start text:name="style.DefaultStyle"/>style.DefaultStyle<text:bookmark-end text:name="style.DefaultStyle"/></text:h>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DrawingPageProperties"/><text:soft-page-break/>style.DrawingPageProperties<text:bookmark-end text:name="style.DrawingPageProperties"/></text:h>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h text:style-name="Heading_20_3" text:outline-level="3"><text:bookmark-start text:name="style.DropCap"/>style.DropCap<text:bookmark-end text:name="style.DropCap"/></text:h>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h text:style-name="Heading_20_3" text:outline-level="3"><text:bookmark-start text:name="style.FontFace"/>style.FontFace<text:bookmark-end text:name="style.FontFace"/></text:h>
        <text:p text:style-name="Standard">Requires the following attributes: <text:span text:style-name="Attribute_20_List">name.</text:span></text:p>
        <text:p text:style-name="Standard">Allows the following attributes: <text:span text:style-name="Attribute_20_List">accentheight, alphabetic, ascent, bbox, capheight, descent, </text:span><text:span text:style-name="Attribute_20_List">fontadornments, fontcharset, fontfamily, fontfamilygeneric, fontpitch, fontsize, fontstretch, fontstyle, </text:span><text:span text:style-name="Attribute_20_List">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h text:style-name="Heading_20_3" text:outline-level="3"><text:bookmark-start text:name="style.Footer"/>style.Footer<text:bookmark-end text:name="style.Footer"/></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Left"/>style.FooterLeft<text:bookmark-end text:name="style.FooterLeft"/></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oft-page-break/><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Style"/>style.FooterStyle<text:bookmark-end text:name="style.Foot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FootnoteSep"/>style.FootnoteSep<text:bookmark-end text:name="style.FootnoteSep"/></text:h>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h text:style-name="Heading_20_3" text:outline-level="3"><text:bookmark-start text:name="style.GraphicProperties"/>style.GraphicProperties<text:bookmark-end text:name="style.GraphicProperties"/></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text:span><text:span text:style-name="Attribute_20_List">backscale, blue, border, borderbottom, borderleft, borderlinewidth, borderlinewidthbottom, </text:span><text:span text:style-name="Attribute_20_List">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text:span><text:span text:style-name="Attribute_20_List">shadowoffsety, shadowopacity, shininess, showunit, specularcolor, startguide, startlinespacinghorizontal, startlinespacingvertical, stroke, strokecolor, strokedash, </text:span><text:span text:style-name="Attribute_20_List">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reshold, wrapinfluenceonposition, wrapoption, x, y</text:span>.</text:p>
        <text:p text:style-name="Standard"><text:soft-page-break/>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style.HandoutMaster"/>style.HandoutMaster<text:bookmark-end text:name="style.HandoutMaster"/></text:h>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style.Header"/>style.Header<text:bookmark-end text:name="style.Header"/></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FooterProperties"/>style.HeaderFooterProperties<text:bookmark-end text:name="style.HeaderFooter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height, margin, marginbottom, 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HeaderLeft"/>style.HeaderLeft<text:bookmark-end text:name="style.HeaderLeft"/></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Style"/><text:soft-page-break/>style.HeaderStyle<text:bookmark-end text:name="style.Head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ListLevelProperties"/>style.ListLevelProperties<text:bookmark-end text:name="style.ListLevelProperties"/></text:h>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h text:style-name="Heading_20_3" text:outline-level="3"><text:bookmark-start text:name="style.Map"/>style.Map<text:bookmark-end text:name="style.Map"/></text:h>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h text:style-name="Heading_20_3" text:outline-level="3"><text:bookmark-start text:name="style.MasterPage"/>style.MasterPage<text:bookmark-end text:name="style.MasterPage"/></text:h>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h text:style-name="Heading_20_3" text:outline-level="3"><text:bookmark-start text:name="style.PageLayout"/>style.PageLayout<text:bookmark-end text:name="style.PageLayout"/></text:h>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h text:style-name="Heading_20_3" text:outline-level="3"><text:bookmark-start text:name="style.PageLayoutProperties"/>style.PageLayoutProperties<text:bookmark-end text:name="style.PageLayoutProperties"/></text:h>
        <text:p text:style-name="Standard">Requires the following attributes: <text:span text:style-name="Attribute_20_List">No attribute is required.</text:span></text:p>
        <text:p text:style-name="Standard">Allows the following attributes: <text:span text:style-name="Attribute_20_List">name, pageusage</text:span>.</text:p>
        <text:p text:style-name="Standard">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h text:style-name="Heading_20_3" text:outline-level="3"><text:bookmark-start text:name="style.ParagraphProperties"/><text:soft-page-break/>style.ParagraphProperties<text:bookmark-end text:name="style.ParagraphProperties"/></text:h>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pan text:style-name="Element_20_List">, </text:span><text:span text:style-name="Element_20_List"><text:bookmark-ref text:reference-format="text" text:ref-name="style.TabStops">style.TabStops</text:bookmark-ref></text:span><text:span text:style-name="Element_20_List">.</text:span></text:p>
        <text:h text:style-name="Heading_20_3" text:outline-level="3"><text:bookmark-start text:name="style.PresentationPageLayout"/>style.PresentationPageLayout<text:bookmark-end text:name="style.PresentationPageLayout"/></text:h>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h text:style-name="Heading_20_3" text:outline-level="3"><text:bookmark-start text:name="style.RegionCenter"/>style.RegionCenter<text:bookmark-end text:name="style.RegionCen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h text:style-name="Heading_20_3" text:outline-level="3"><text:bookmark-start text:name="style.RegionLeft"/>style.RegionLeft<text:bookmark-end text:name="style.RegionLef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h text:style-name="Heading_20_3" text:outline-level="3"><text:bookmark-start text:name="style.RegionRight"/>style.RegionRight<text:bookmark-end text:name="style.RegionRigh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h text:style-name="Heading_20_3" text:outline-level="3"><text:bookmark-start text:name="style.RubyProperties"/>style.RubyProperties<text:bookmark-end text:name="style.RubyProperties"/></text:h>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ext:soft-page-break/>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h text:style-name="Heading_20_3" text:outline-level="3"><text:bookmark-start text:name="style.SectionProperties"/>style.SectionProperties<text:bookmark-end text:name="style.SectionProperties"/></text:h>
        <text:p text:style-name="Standard">Requires the following attributes: <text:span text:style-name="Attribute_20_List">No attribute is required.</text:span></text:p>
        <text:p text:style-name="Standard">Allows the following attributes: <text:span text:style-name="Attribute_20_List">dontbalancetextcolumns,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h text:style-name="Heading_20_3" text:outline-level="3"><text:bookmark-start text:name="style.Style"/>style.Style<text:bookmark-end text:name="style.Style"/></text:h>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TabStop"/>style.TabStop<text:bookmark-end text:name="style.TabStop"/></text:h>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h text:style-name="Heading_20_3" text:outline-level="3"><text:bookmark-start text:name="style.TabStops"/>style.TabStops<text:bookmark-end text:name="style.TabStop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h text:style-name="Heading_20_3" text:outline-level="3"><text:bookmark-start text:name="style.TableCellProperties"/>style.TableCellProperties<text:bookmark-end text:name="style.TableCell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ColumnProperties"/><text:soft-page-break/>style.TableColumnProperties<text:bookmark-end text:name="style.TableColumnProperties"/></text:h>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text:span><text:span text:style-name="Attribute_20_List">useoptimalcolumnwidth</text:span>.</text:p>
        <text:p text:style-name="Standard">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h text:style-name="Heading_20_3" text:outline-level="3"><text:bookmark-start text:name="style.TableProperties"/>style.TableProperties<text:bookmark-end text:name="style.TableProperties"/></text:h>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RowProperties"/>style.TableRowProperties<text:bookmark-end text:name="style.TableRowProperties"/></text:h>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extProperties"/>style.TextProperties<text:bookmark-end text:name="style.TextProperties"/></text:h>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family, fontfamilyasian, fontfamilycomplex, fontfamilygeneric, fontfamilygenericasian, fontfamilygenericcomplex, fontname,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span><text:span text:style-name="Attribute_20_List">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h text:style-name="Heading_20_2" text:outline-level="2"><text:soft-page-break/>svg module</text:h>
        <text:h text:style-name="Heading_20_3" text:outline-level="3"><text:bookmark-start text:name="svg.DefinitionSrc"/>svg.DefinitionSrc<text:bookmark-end text:name="svg.DefinitionSrc"/></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h text:style-name="Heading_20_3" text:outline-level="3"><text:bookmark-start text:name="svg.Desc"/>svg.Desc<text:bookmark-end text:name="svg.Des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Frame">draw.Frame</text:bookmark-ref></text:span><text:span text:style-name="Element_20_List">.</text:span></text:p>
        <text:p text:style-name="Standard">The following elements occur in svg.Desc: <text:span text:style-name="Element_20_List">No element is allowed.</text:span></text:p>
        <text:h text:style-name="Heading_20_3" text:outline-level="3"><text:bookmark-start text:name="svg.FontFaceFormat"/>svg.FontFaceFormat<text:bookmark-end text:name="svg.FontFaceFormat"/></text:h>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h text:style-name="Heading_20_3" text:outline-level="3"><text:bookmark-start text:name="svg.FontFaceName"/>svg.FontFaceName<text:bookmark-end text:name="svg.FontFaceName"/></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h text:style-name="Heading_20_3" text:outline-level="3"><text:bookmark-start text:name="svg.FontFaceSrc"/>svg.FontFaceSrc<text:bookmark-end text:name="svg.FontFaceSr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h text:style-name="Heading_20_3" text:outline-level="3"><text:bookmark-start text:name="svg.FontFaceUri"/>svg.FontFaceUri<text:bookmark-end text:name="svg.FontFaceUri"/></text:h>
        <text:p text:style-name="Standard">Requires the following attributes: <text:span text:style-name="Attribute_20_List">No attribute is required.</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h text:style-name="Heading_20_3" text:outline-level="3"><text:bookmark-start text:name="svg.Lineargradient"/>svg.Lineargradient<text:bookmark-end text:name="svg.Lineargradient"/></text:h>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ext:soft-page-break/>The following elements occur in svg.Lineargradient: <text:span text:style-name="Element_20_List"><text:bookmark-ref text:reference-format="text" text:ref-name="svg.Stop">svg.Stop</text:bookmark-ref></text:span><text:span text:style-name="Element_20_List">.</text:span></text:p>
        <text:h text:style-name="Heading_20_3" text:outline-level="3"><text:bookmark-start text:name="svg.Radialgradient"/>svg.Radialgradient<text:bookmark-end text:name="svg.Radialgradient"/></text:h>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h text:style-name="Heading_20_3" text:outline-level="3"><text:bookmark-start text:name="svg.Stop"/>svg.Stop<text:bookmark-end text:name="svg.Stop"/></text:h>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h text:style-name="Heading_20_2" text:outline-level="2">table module</text:h>
        <text:h text:style-name="Heading_20_3" text:outline-level="3"><text:bookmark-start text:name="table.Body"/>table.Body<text:bookmark-end text:name="table.Body"/></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h text:style-name="Heading_20_3" text:outline-level="3"><text:bookmark-start text:name="table.CalculationSettings"/>table.CalculationSettings<text:bookmark-end text:name="table.CalculationSettings"/></text:h>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h text:style-name="Heading_20_3" text:outline-level="3"><text:bookmark-start text:name="table.CellAddress"/>table.CellAddress<text:bookmark-end text:name="table.CellAddress"/></text:h>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h text:style-name="Heading_20_3" text:outline-level="3"><text:bookmark-start text:name="table.CellContentChange"/>table.CellContentChange<text:bookmark-end text:name="table.CellContentChange"/></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h text:style-name="Heading_20_3" text:outline-level="3"><text:bookmark-start text:name="table.CellContentDeletion"/><text:soft-page-break/>table.CellContentDeletion<text:bookmark-end text:name="table.CellContent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CellRangeSource"/>table.CellRangeSource<text:bookmark-end text:name="table.CellRangeSource"/></text:h>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CellRangeSource: <text:span text:style-name="Element_20_List">No element is allowed.</text:span></text:p>
        <text:h text:style-name="Heading_20_3" text:outline-level="3"><text:bookmark-start text:name="table.ChangeDeletion"/>table.ChangeDeletion<text:bookmark-end text:name="table.Change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h text:style-name="Heading_20_3" text:outline-level="3"><text:bookmark-start text:name="table.ChangeTrackTableCell"/>table.ChangeTrackTableCell<text:bookmark-end text:name="table.ChangeTrackTableCell"/></text:h>
        <text:p text:style-name="Standard">Requires the following attributes: <text:span text:style-name="Attribute_20_List">No attribute is required.</text:span></text:p>
        <text:p text:style-name="Standard">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h text:style-name="Heading_20_3" text:outline-level="3"><text:bookmark-start text:name="table.Consolidation"/>table.Consolidation<text:bookmark-end text:name="table.Consolidation"/></text:h>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h text:style-name="Heading_20_3" text:outline-level="3"><text:bookmark-start text:name="table.ContentValidation"/>table.ContentValidation<text:bookmark-end text:name="table.ContentValidation"/></text:h>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h text:style-name="Heading_20_3" text:outline-level="3"><text:bookmark-start text:name="table.ContentValidations"/><text:soft-page-break/>table.ContentValidations<text:bookmark-end text:name="table.ContentValid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h text:style-name="Heading_20_3" text:outline-level="3"><text:bookmark-start text:name="table.CoveredTableCell"/>table.CoveredTableCell<text:bookmark-end text:name="table.Covered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text:span><text:span text:style-name="Attribute_20_List">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CutOffs"/>table.CutOffs<text:bookmark-end text:name="table.CutOff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h text:style-name="Heading_20_3" text:outline-level="3"><text:bookmark-start text:name="table.DataPilotDisplayInfo"/>table.DataPilotDisplayInfo<text:bookmark-end text:name="table.DataPilotDisplayInfo"/></text:h>
        <text:p text:style-name="Standard">Requires the following attributes: <text:span text:style-name="Attribute_20_List">No attribute is required.</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h text:style-name="Heading_20_3" text:outline-level="3"><text:bookmark-start text:name="table.DataPilotField"/>table.DataPilotField<text:bookmark-end text:name="table.DataPilotField"/></text:h>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h text:style-name="Heading_20_3" text:outline-level="3"><text:bookmark-start text:name="table.DataPilotFieldReference"/>table.DataPilotFieldReference<text:bookmark-end text:name="table.DataPilotFieldReference"/></text:h>
        <text:p text:style-name="Standard">Requires the following attributes: <text:span text:style-name="Attribute_20_List">fieldname, type.</text:span></text:p>
        <text:p text:style-name="Standard"><text:soft-page-break/>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ext:soft-page-break/>The following elements occur in table.DataPilotFieldReference: <text:span text:style-name="Element_20_List">No element is allowed.</text:span></text:p>
        <text:h text:style-name="Heading_20_3" text:outline-level="3"><text:bookmark-start text:name="table.DataPilotGroup"/>table.DataPilotGroup<text:bookmark-end text:name="table.DataPilotGroup"/></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h text:style-name="Heading_20_3" text:outline-level="3"><text:bookmark-start text:name="table.DataPilotGroupMember"/>table.DataPilotGroupMember<text:bookmark-end text:name="table.DataPilotGroupMember"/></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he following elements occur in table.DataPilotGroupMember: <text:span text:style-name="Element_20_List">No element is allowed.</text:span></text:p>
        <text:h text:style-name="Heading_20_3" text:outline-level="3"><text:bookmark-start text:name="table.DataPilotGroups"/>table.DataPilotGroups<text:bookmark-end text:name="table.DataPilotGroups"/></text:h>
        <text:p text:style-name="Standard">Requires the following attributes: <text:span text:style-name="Attribute_20_List">groupedby, sourcefieldname, step.</text:span></text:p>
        <text:p text:style-name="Standard">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h text:style-name="Heading_20_3" text:outline-level="3"><text:bookmark-start text:name="table.DataPilotLayoutInfo"/>table.DataPilotLayoutInfo<text:bookmark-end text:name="table.DataPilotLayoutInfo"/></text:h>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h text:style-name="Heading_20_3" text:outline-level="3"><text:bookmark-start text:name="table.DataPilotLevel"/>table.DataPilotLevel<text:bookmark-end text:name="table.DataPilotLevel"/></text:h>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h text:style-name="Heading_20_3" text:outline-level="3"><text:bookmark-start text:name="table.DataPilotMember"/>table.DataPilotMember<text:bookmark-end text:name="table.DataPilotMember"/></text:h>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h text:style-name="Heading_20_3" text:outline-level="3"><text:bookmark-start text:name="table.DataPilotMembers"/>table.DataPilotMembers<text:bookmark-end text:name="table.DataPilotMemb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h text:style-name="Heading_20_3" text:outline-level="3"><text:bookmark-start text:name="table.DataPilotSortInfo"/><text:soft-page-break/>table.DataPilotSortInfo<text:bookmark-end text:name="table.DataPilotSortInfo"/></text:h>
        <text:p text:style-name="Standard">Requires the following attributes: <text:span text:style-name="Attribute_20_List">No attribute is required.</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h text:style-name="Heading_20_3" text:outline-level="3"><text:bookmark-start text:name="table.DataPilotSubtotal"/>table.DataPilotSubtotal<text:bookmark-end text:name="table.DataPilotSubtotal"/></text:h>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he following elements occur in table.DataPilotSubtotal: <text:span text:style-name="Element_20_List">No element is allowed.</text:span></text:p>
        <text:h text:style-name="Heading_20_3" text:outline-level="3"><text:bookmark-start text:name="table.DataPilotSubtotals"/>table.DataPilotSubtotals<text:bookmark-end text:name="table.DataPilotSubtota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h text:style-name="Heading_20_3" text:outline-level="3"><text:bookmark-start text:name="table.DataPilotTable"/>table.DataPilotTable<text:bookmark-end text:name="table.DataPilotTable"/></text:h>
        <text:p text:style-name="Standard">Requires the following attributes: <text:span text:style-name="Attribute_20_List">No attribute is required.</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h text:style-name="Heading_20_3" text:outline-level="3"><text:bookmark-start text:name="table.DataPilotTables"/>table.DataPilotTables<text:bookmark-end text:name="table.DataPilotTab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h text:style-name="Heading_20_3" text:outline-level="3"><text:bookmark-start text:name="table.DatabaseRange"/>table.DatabaseRange<text:bookmark-end text:name="table.DatabaseRange"/></text:h>
        <text:p text:style-name="Standard">Requires the following attributes: <text:span text:style-name="Attribute_20_List">No attribute is required.</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h text:style-name="Heading_20_3" text:outline-level="3"><text:bookmark-start text:name="table.DatabaseRanges"/>table.DatabaseRanges<text:bookmark-end text:name="table.DatabaseRanges"/></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h text:style-name="Heading_20_3" text:outline-level="3"><text:bookmark-start text:name="table.DatabaseSourceQuery"/>table.DatabaseSourceQuery<text:bookmark-end text:name="table.DatabaseSourceQuery"/></text:h>
        <text:p text:style-name="Standard">Requires the following attributes: <text:span text:style-name="Attribute_20_List">No attribute is required.</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h text:style-name="Heading_20_3" text:outline-level="3"><text:bookmark-start text:name="table.DatabaseSourceSql"/>table.DatabaseSourceSql<text:bookmark-end text:name="table.DatabaseSourceSql"/></text:h>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h text:style-name="Heading_20_3" text:outline-level="3"><text:bookmark-start text:name="table.DatabaseSourceTable"/>table.DatabaseSourceTable<text:bookmark-end text:name="table.DatabaseSourceTable"/></text:h>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h text:style-name="Heading_20_3" text:outline-level="3"><text:bookmark-start text:name="table.DdeLink"/>table.DdeLink<text:bookmark-end text:name="table.DdeLin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table.DdeLinks"/>table.DdeLinks<text:bookmark-end text:name="table.DdeLink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h text:style-name="Heading_20_3" text:outline-level="3"><text:bookmark-start text:name="table.Deletion"/>table.Deletion<text:bookmark-end text:name="table.Deletion"/></text:h>
        <text:p text:style-name="Standard">Requires the following attributes: <text:span text:style-name="Attribute_20_List">No attribute is required.</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Deletions"/><text:soft-page-break/>table.Deletions<text:bookmark-end text:name="table.Dele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h text:style-name="Heading_20_3" text:outline-level="3"><text:bookmark-start text:name="table.Dependencies"/>table.Dependencies<text:bookmark-end text:name="table.Dependenc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h text:style-name="Heading_20_3" text:outline-level="3"><text:bookmark-start text:name="table.Dependency"/>table.Dependency<text:bookmark-end text:name="table.Dependency"/></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h text:style-name="Heading_20_3" text:outline-level="3"><text:bookmark-start text:name="table.Detective"/>table.Detective<text:bookmark-end text:name="table.Detectiv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h text:style-name="Heading_20_3" text:outline-level="3"><text:bookmark-start text:name="table.ErrorMacro"/>table.ErrorMacro<text:bookmark-end text:name="table.ErrorMacro"/></text:h>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h text:style-name="Heading_20_3" text:outline-level="3"><text:bookmark-start text:name="table.ErrorMessage"/>table.ErrorMessage<text:bookmark-end text:name="table.ErrorMessage"/></text:h>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h text:style-name="Heading_20_3" text:outline-level="3"><text:bookmark-start text:name="table.EvenColumns"/>table.EvenColumns<text:bookmark-end text:name="table.EvenColumn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h text:style-name="Heading_20_3" text:outline-level="3"><text:bookmark-start text:name="table.EvenRows"/><text:soft-page-break/>table.EvenRows<text:bookmark-end text:name="table.EvenRow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h text:style-name="Heading_20_3" text:outline-level="3"><text:bookmark-start text:name="table.Filter"/>table.Filter<text:bookmark-end text:name="table.Filter"/></text:h>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ext:span><text:span text:style-name="Attribute_20_List">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And"/>table.FilterAnd<text:bookmark-end text:name="table.FilterAn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Condition"/>table.FilterCondition<text:bookmark-end text:name="table.FilterCondition"/></text:h>
        <text:p text:style-name="Standard">Requires the following attributes: <text:span text:style-name="Attribute_20_List">No attribute is required.</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h text:style-name="Heading_20_3" text:outline-level="3"><text:bookmark-start text:name="table.FilterOr"/>table.FilterOr<text:bookmark-end text:name="table.Filter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h text:style-name="Heading_20_3" text:outline-level="3"><text:bookmark-start text:name="table.FirstColumn"/>table.FirstColumn<text:bookmark-end text:name="table.FirstColum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h text:style-name="Heading_20_3" text:outline-level="3"><text:bookmark-start text:name="table.FirstRow"/>table.FirstRow<text:bookmark-end text:name="table.FirstRow"/></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h text:style-name="Heading_20_3" text:outline-level="3"><text:bookmark-start text:name="table.HelpMessage"/><text:soft-page-break/>table.HelpMessage<text:bookmark-end text:name="table.HelpMessage"/></text:h>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h text:style-name="Heading_20_3" text:outline-level="3"><text:bookmark-start text:name="table.HighlightedRange"/>table.HighlightedRange<text:bookmark-end text:name="table.HighlightedRange"/></text:h>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h text:style-name="Heading_20_3" text:outline-level="3"><text:bookmark-start text:name="table.Insertion"/>table.Insertion<text:bookmark-end text:name="table.Insertion"/></text:h>
        <text:p text:style-name="Standard">Requires the following attributes: <text:span text:style-name="Attribute_20_List">id, position, type.</text:span></text:p>
        <text:p text:style-name="Standard">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InsertionCutOff"/>table.InsertionCutOff<text:bookmark-end text:name="table.InsertionCutOff"/></text:h>
        <text:p text:style-name="Standard">Requires the following attributes: <text:span text:style-name="Attribute_20_List">id, position.</text:span></text:p>
        <text:p text:style-name="Standard">Allows the following attributes: <text:span text:style-name="Attribute_20_List">id, position</text:span>.</text:p>
        <text:p text:style-name="Standard">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h text:style-name="Heading_20_3" text:outline-level="3"><text:bookmark-start text:name="table.Iteration"/>table.Iteration<text:bookmark-end text:name="table.Iteration"/></text:h>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h text:style-name="Heading_20_3" text:outline-level="3"><text:bookmark-start text:name="table.LabelRange"/>table.LabelRange<text:bookmark-end text:name="table.LabelRange"/></text:h>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h text:style-name="Heading_20_3" text:outline-level="3"><text:bookmark-start text:name="table.LabelRanges"/>table.LabelRanges<text:bookmark-end text:name="table.Label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h text:style-name="Heading_20_3" text:outline-level="3"><text:bookmark-start text:name="table.LastColumn"/><text:soft-page-break/>table.LastColumn<text:bookmark-end text:name="table.LastColum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h text:style-name="Heading_20_3" text:outline-level="3"><text:bookmark-start text:name="table.LastRow"/>table.LastRow<text:bookmark-end text:name="table.LastRow"/></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h text:style-name="Heading_20_3" text:outline-level="3"><text:bookmark-start text:name="table.Movement"/>table.Movement<text:bookmark-end text:name="table.Movement"/></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h text:style-name="Heading_20_3" text:outline-level="3"><text:bookmark-start text:name="table.MovementCutOff"/>table.MovementCutOff<text:bookmark-end text:name="table.MovementCutOff"/></text:h>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h text:style-name="Heading_20_3" text:outline-level="3"><text:bookmark-start text:name="table.NamedExpression"/>table.NamedExpression<text:bookmark-end text:name="table.NamedExpression"/></text:h>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h text:style-name="Heading_20_3" text:outline-level="3"><text:bookmark-start text:name="table.NamedExpressions"/>table.NamedExpressions<text:bookmark-end text:name="table.NamedExpress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h text:style-name="Heading_20_3" text:outline-level="3"><text:bookmark-start text:name="table.NamedRange"/>table.NamedRange<text:bookmark-end text:name="table.NamedRange"/></text:h>
        <text:p text:style-name="Standard">Requires the following attributes: <text:span text:style-name="Attribute_20_List">No attribute is required.</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h text:style-name="Heading_20_3" text:outline-level="3"><text:bookmark-start text:name="table.NullDate"/><text:soft-page-break/>table.NullDate<text:bookmark-end text:name="table.NullDate"/></text:h>
        <text:p text:style-name="Standard">Requires the following attributes: <text:span text:style-name="Attribute_20_List">No attribute is required.</text:span></text:p>
        <text:p text:style-name="Standard">Allows the following attributes: <text:span text:style-name="Attribute_20_List">datevaluetyp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h text:style-name="Heading_20_3" text:outline-level="3"><text:bookmark-start text:name="table.OddColumns"/>table.OddColumns<text:bookmark-end text:name="table.OddColumn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h text:style-name="Heading_20_3" text:outline-level="3"><text:bookmark-start text:name="table.OddRows"/>table.OddRows<text:bookmark-end text:name="table.OddRow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h text:style-name="Heading_20_3" text:outline-level="3"><text:bookmark-start text:name="table.Operation"/>table.Operation<text:bookmark-end text:name="table.Operation"/></text:h>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h text:style-name="Heading_20_3" text:outline-level="3"><text:bookmark-start text:name="table.Previous"/>table.Previous<text:bookmark-end text:name="table.Previous"/></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Scenario"/>table.Scenario<text:bookmark-end text:name="table.Scenario"/></text:h>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h text:style-name="Heading_20_3" text:outline-level="3"><text:bookmark-start text:name="table.Shapes"/>table.Shapes<text:bookmark-end text:name="table.Shap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oft-page-break/><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table.Sort"/>table.Sort<text:bookmark-end text:name="table.Sort"/></text:h>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h text:style-name="Heading_20_3" text:outline-level="3"><text:bookmark-start text:name="table.SortBy"/>table.SortBy<text:bookmark-end text:name="table.SortBy"/></text:h>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h text:style-name="Heading_20_3" text:outline-level="3"><text:bookmark-start text:name="table.SortGroups"/>table.SortGroups<text:bookmark-end text:name="table.SortGroups"/></text:h>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h text:style-name="Heading_20_3" text:outline-level="3"><text:bookmark-start text:name="table.SourceCellRange"/>table.SourceCellRange<text:bookmark-end text:name="table.SourceCellRange"/></text:h>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h text:style-name="Heading_20_3" text:outline-level="3"><text:bookmark-start text:name="table.SourceRangeAddress"/>table.SourceRangeAddress<text:bookmark-end text:name="table.Source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h text:style-name="Heading_20_3" text:outline-level="3"><text:bookmark-start text:name="table.SourceService"/>table.SourceService<text:bookmark-end text:name="table.SourceService"/></text:h>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h text:style-name="Heading_20_3" text:outline-level="3"><text:bookmark-start text:name="table.SubtotalField"/>table.SubtotalField<text:bookmark-end text:name="table.SubtotalField"/></text:h>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h text:style-name="Heading_20_3" text:outline-level="3"><text:bookmark-start text:name="table.SubtotalRule"/><text:soft-page-break/>table.SubtotalRule<text:bookmark-end text:name="table.SubtotalRule"/></text:h>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h text:style-name="Heading_20_3" text:outline-level="3"><text:bookmark-start text:name="table.SubtotalRules"/>table.SubtotalRules<text:bookmark-end text:name="table.SubtotalRules"/></text:h>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h text:style-name="Heading_20_3" text:outline-level="3"><text:bookmark-start text:name="table.Table"/>table.Table<text:bookmark-end text:name="table.Table"/></text:h>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text:span></text:p>
        <text:h text:style-name="Heading_20_3" text:outline-level="3"><text:bookmark-start text:name="table.TableCell"/>table.TableCell<text:bookmark-end text:name="table.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TableColumn"/>table.TableColumn<text:bookmark-end text:name="table.TableColumn"/></text:h>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oft-page-break/><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h text:style-name="Heading_20_3" text:outline-level="3"><text:bookmark-start text:name="table.TableColumnGroup"/>table.TableColumnGroup<text:bookmark-end text:name="table.TableColumn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h text:style-name="Heading_20_3" text:outline-level="3"><text:bookmark-start text:name="table.TableColumns"/>table.TableColumns<text:bookmark-end text:name="table.Table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Columns"/>table.TableHeaderColumns<text:bookmark-end text:name="table.TableHeader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Rows"/>table.TableHeaderRows<text:bookmark-end text:name="table.TableHeader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text:span></text:p>
        <text:h text:style-name="Heading_20_3" text:outline-level="3"><text:bookmark-start text:name="table.TableRow"/>table.TableRow<text:bookmark-end text:name="table.TableRow"/></text:h>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h text:style-name="Heading_20_3" text:outline-level="3"><text:bookmark-start text:name="table.TableRowGroup"/>table.TableRowGroup<text:bookmark-end text:name="table.TableRow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h text:style-name="Heading_20_3" text:outline-level="3"><text:bookmark-start text:name="table.TableRows"/>table.TableRows<text:bookmark-end text:name="table.Table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text:span></text:p>
        <text:h text:style-name="Heading_20_3" text:outline-level="3"><text:bookmark-start text:name="table.TableSource"/>table.TableSource<text:bookmark-end text:name="table.TableSource"/></text:h>
        <text:p text:style-name="Standard">Requires the following attributes: <text:span text:style-name="Attribute_20_List">No attribute is required.</text:span></text:p>
        <text:p text:style-name="Standard">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h text:style-name="Heading_20_3" text:outline-level="3"><text:bookmark-start text:name="table.TableTemplate"/>table.TableTemplate<text:bookmark-end text:name="table.TableTemplate"/></text:h>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his is a toplevel elemen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h text:style-name="Heading_20_3" text:outline-level="3"><text:bookmark-start text:name="table.TargetRangeAddress"/>table.TargetRangeAddress<text:bookmark-end text:name="table.Target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h text:style-name="Heading_20_3" text:outline-level="3"><text:bookmark-start text:name="table.TrackedChanges"/>table.TrackedChanges<text:bookmark-end text:name="table.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h text:style-name="Heading_20_2" text:outline-level="2">text module</text:h>
        <text:h text:style-name="Heading_20_3" text:outline-level="3"><text:bookmark-start text:name="text.A"/>text.A<text:bookmark-end text:name="text.A"/></text:h>
        <text:p text:style-name="Standard">Requires the following attributes: <text:span text:style-name="Attribute_20_List">href.</text:span></text:p>
        <text:p text:style-name="Standard">Allows the following attributes: <text:span text:style-name="Attribute_20_List">actuate, href, name, show, stylename, targetframename, type, </text:span><text:span text:style-name="Attribute_20_List">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oft-page-break/><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AlphabeticalIndex"/>text.AlphabeticalIndex<text:bookmark-end text:name="text.Alphabetical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AlphabeticalIndexAutoMarkFile"/>text.AlphabeticalIndexAutoMarkFile<text:bookmark-end text:name="text.AlphabeticalIndexAutoMarkFile"/></text:h>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h text:style-name="Heading_20_3" text:outline-level="3"><text:bookmark-start text:name="text.AlphabeticalIndexEntryTemplate"/>text.AlphabeticalIndexEntryTemplate<text:bookmark-end text:name="text.Alphabetical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AlphabeticalIndexMark"/><text:soft-page-break/>text.AlphabeticalIndexMark<text:bookmark-end text:name="text.AlphabeticalIndexMark"/></text:h>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h text:style-name="Heading_20_3" text:outline-level="3"><text:bookmark-start text:name="text.AlphabeticalIndexMarkEnd"/>text.AlphabeticalIndexMarkEnd<text:bookmark-end text:name="text.AlphabeticalIndex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h text:style-name="Heading_20_3" text:outline-level="3"><text:bookmark-start text:name="text.AlphabeticalIndexMarkStart"/>text.AlphabeticalIndexMarkStart<text:bookmark-end text:name="text.AlphabeticalIndexMarkStart"/></text:h>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h text:style-name="Heading_20_3" text:outline-level="3"><text:bookmark-start text:name="text.AlphabeticalIndexSource"/>text.AlphabeticalIndexSource<text:bookmark-end text:name="text.AlphabeticalIndexSource"/></text:h>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text:span><text:span text:style-name="Attribute_20_List">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AuthorInitials"/>text.AuthorInitials<text:bookmark-end text:name="text.Autho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h text:style-name="Heading_20_3" text:outline-level="3"><text:bookmark-start text:name="text.AuthorName"/>text.AuthorName<text:bookmark-end text:name="text.Author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h text:style-name="Heading_20_3" text:outline-level="3"><text:bookmark-start text:name="text.Bibliography"/><text:soft-page-break/>text.Bibliography<text:bookmark-end text:name="text.Bibliography"/></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BibliographyConfiguration"/>text.BibliographyConfiguration<text:bookmark-end text:name="text.BibliographyConfiguration"/></text:h>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h text:style-name="Heading_20_3" text:outline-level="3"><text:bookmark-start text:name="text.BibliographyEntryTemplate"/>text.BibliographyEntryTemplate<text:bookmark-end text:name="text.BibliographyEntryTemplate"/></text:h>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h text:style-name="Heading_20_3" text:outline-level="3"><text:bookmark-start text:name="text.BibliographyMark"/>text.BibliographyMark<text:bookmark-end text:name="text.BibliographyMark"/></text:h>
        <text:p text:style-name="Standard">Requires the following attributes: <text:span text:style-name="Attribute_20_List">bibliographytype.</text:span></text:p>
        <text:p text:style-name="Standard">Allows the following attributes: <text:span text:style-name="Attribute_20_List">bibliographytype, issn</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h text:style-name="Heading_20_3" text:outline-level="3"><text:bookmark-start text:name="text.BibliographySource"/>text.BibliographySource<text:bookmark-end text:name="text.BibliographySour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Bookmark"/>text.Bookmark<text:bookmark-end text:name="text.Bookmark"/></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h text:style-name="Heading_20_3" text:outline-level="3"><text:bookmark-start text:name="text.BookmarkEnd"/>text.BookmarkEnd<text:bookmark-end text:name="text.BookmarkEnd"/></text:h>
        <text:p text:style-name="Standard">Requires the following attributes: <text:span text:style-name="Attribute_20_List">name.</text:span></text:p>
        <text:p text:style-name="Standard">Allows the following attributes: <text:span text:style-name="Attribute_20_List">name</text:span>.</text:p>
        <text:p text:style-name="Standard"><text:soft-page-break/>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h text:style-name="Heading_20_3" text:outline-level="3"><text:bookmark-start text:name="text.BookmarkRef"/>text.BookmarkRef<text:bookmark-end text:name="text.Bookmark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h text:style-name="Heading_20_3" text:outline-level="3"><text:bookmark-start text:name="text.BookmarkStart"/>text.BookmarkStart<text:bookmark-end text:name="text.Book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h text:style-name="Heading_20_3" text:outline-level="3"><text:bookmark-start text:name="text.Change"/>text.Change<text:bookmark-end text:name="text.Change"/></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h text:style-name="Heading_20_3" text:outline-level="3"><text:bookmark-start text:name="text.ChangeEnd"/>text.ChangeEnd<text:bookmark-end text:name="text.ChangeEnd"/></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h text:style-name="Heading_20_3" text:outline-level="3"><text:bookmark-start text:name="text.ChangeStart"/>text.ChangeStart<text:bookmark-end text:name="text.ChangeStart"/></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Start: <text:span text:style-name="Element_20_List">No element is allowed.</text:span></text:p>
        <text:h text:style-name="Heading_20_3" text:outline-level="3"><text:bookmark-start text:name="text.ChangedRegion"/>text.ChangedRegion<text:bookmark-end text:name="text.ChangedRegion"/></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h text:style-name="Heading_20_3" text:outline-level="3"><text:bookmark-start text:name="text.Chapter"/><text:soft-page-break/>text.Chapter<text:bookmark-end text:name="text.Chapter"/></text:h>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pter: <text:span text:style-name="Element_20_List">No element is allowed.</text:span></text:p>
        <text:h text:style-name="Heading_20_3" text:outline-level="3"><text:bookmark-start text:name="text.ConditionalText"/>text.ConditionalText<text:bookmark-end text:name="text.ConditionalText"/></text:h>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h text:style-name="Heading_20_3" text:outline-level="3"><text:bookmark-start text:name="text.CreationDate"/>text.CreationDate<text:bookmark-end text:name="text.Cre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h text:style-name="Heading_20_3" text:outline-level="3"><text:bookmark-start text:name="text.CreationTime"/>text.CreationTime<text:bookmark-end text:name="text.Cre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h text:style-name="Heading_20_3" text:outline-level="3"><text:bookmark-start text:name="text.Creator"/>text.Creator<text:bookmark-end text:name="text.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h text:style-name="Heading_20_3" text:outline-level="3"><text:bookmark-start text:name="text.DatabaseDisplay"/>text.DatabaseDisplay<text:bookmark-end text:name="text.DatabaseDisplay"/></text:h>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ame"/>text.DatabaseName<text:bookmark-end text:name="text.DatabaseName"/></text:h>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ext"/>text.DatabaseNext<text:bookmark-end text:name="text.DatabaseNext"/></text:h>
        <text:p text:style-name="Standard">Requires the following attributes: <text:span text:style-name="Attribute_20_List">tablename.</text:span></text:p>
        <text:p text:style-name="Standard"><text:soft-page-break/>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Number"/>text.DatabaseRowNumber<text:bookmark-end text:name="text.DatabaseRowNumber"/></text:h>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Select"/>text.DatabaseRowSelect<text:bookmark-end text:name="text.DatabaseRowSelect"/></text:h>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e"/>text.Date<text:bookmark-end text:name="text.Date"/></text:h>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h text:style-name="Heading_20_3" text:outline-level="3"><text:bookmark-start text:name="text.DdeConnection"/>text.DdeConnection<text:bookmark-end text:name="text.DdeConnection"/></text:h>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h text:style-name="Heading_20_3" text:outline-level="3"><text:bookmark-start text:name="text.DdeConnectionDecl"/>text.DdeConnectionDecl<text:bookmark-end text:name="text.DdeConnectionDecl"/></text:h>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h text:style-name="Heading_20_3" text:outline-level="3"><text:bookmark-start text:name="text.DdeConnectionDecls"/>text.DdeConnectionDecls<text:bookmark-end text:name="text.DdeConnection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h text:style-name="Heading_20_3" text:outline-level="3"><text:bookmark-start text:name="text.Deletion"/>text.Deletion<text:bookmark-end text:name="text.Deletion"/></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Description"/>text.Description<text:bookmark-end text:name="text.Descrip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h text:style-name="Heading_20_3" text:outline-level="3"><text:bookmark-start text:name="text.EditingCycles"/>text.EditingCycles<text:bookmark-end text:name="text.EditingCycle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h text:style-name="Heading_20_3" text:outline-level="3"><text:bookmark-start text:name="text.EditingDuration"/>text.EditingDuration<text:bookmark-end text:name="text.EditingDuration"/></text:h>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h text:style-name="Heading_20_3" text:outline-level="3"><text:bookmark-start text:name="text.ExecuteMacro"/>text.ExecuteMacro<text:bookmark-end text:name="text.ExecuteMacro"/></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h text:style-name="Heading_20_3" text:outline-level="3"><text:bookmark-start text:name="text.Expression"/>text.Expression<text:bookmark-end text:name="text.Expression"/></text:h>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h text:style-name="Heading_20_3" text:outline-level="3"><text:bookmark-start text:name="text.FileName"/>text.FileName<text:bookmark-end text:name="text.FileName"/></text:h>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FileName: <text:span text:style-name="Element_20_List">No element is allowed.</text:span></text:p>
        <text:h text:style-name="Heading_20_3" text:outline-level="3"><text:bookmark-start text:name="text.FormatChange"/>text.FormatChange<text:bookmark-end text:name="text.FormatChan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h text:style-name="Heading_20_3" text:outline-level="3"><text:bookmark-start text:name="text.H"/>text.H<text:bookmark-end text:name="text.H"/></text:h>
        <text:p text:style-name="Standard">Requires the following attributes: <text:span text:style-name="Attribute_20_List">No attribute is required.</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HiddenParagraph"/>text.HiddenParagraph<text:bookmark-end text:name="text.HiddenParagraph"/></text:h>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h text:style-name="Heading_20_3" text:outline-level="3"><text:bookmark-start text:name="text.HiddenText"/><text:soft-page-break/>text.HiddenText<text:bookmark-end text:name="text.HiddenText"/></text:h>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h text:style-name="Heading_20_3" text:outline-level="3"><text:bookmark-start text:name="text.IllustrationIndex"/>text.IllustrationIndex<text:bookmark-end text:name="text.Illustration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IllustrationIndexEntryTemplate"/>text.IllustrationIndexEntryTemplate<text:bookmark-end text:name="text.Illustration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IllustrationIndexSource"/>text.IllustrationIndexSource<text:bookmark-end text:name="text.Illustration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IndexBody"/>text.IndexBody<text:bookmark-end text:name="text.Index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EntryBibliography"/>text.IndexEntryBibliography<text:bookmark-end text:name="text.IndexEntryBibliography"/></text:h>
        <text:p text:style-name="Standard">Requires the following attributes: <text:span text:style-name="Attribute_20_List">No attribute is required.</text:span></text:p>
        <text:p text:style-name="Standard"><text:soft-page-break/>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h text:style-name="Heading_20_3" text:outline-level="3"><text:bookmark-start text:name="text.IndexEntryChapter"/>text.IndexEntryChapter<text:bookmark-end text:name="text.IndexEntryChapter"/></text:h>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h text:style-name="Heading_20_3" text:outline-level="3"><text:bookmark-start text:name="text.IndexEntryLinkEnd"/>text.IndexEntryLinkEnd<text:bookmark-end text:name="text.IndexEntryLinkEnd"/></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h text:style-name="Heading_20_3" text:outline-level="3"><text:bookmark-start text:name="text.IndexEntryLinkStart"/>text.IndexEntryLinkStart<text:bookmark-end text:name="text.IndexEntryLinkStar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h text:style-name="Heading_20_3" text:outline-level="3"><text:bookmark-start text:name="text.IndexEntryPageNumber"/>text.IndexEntryPageNumber<text:bookmark-end text:name="text.IndexEntryPageNumb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h text:style-name="Heading_20_3" text:outline-level="3"><text:bookmark-start text:name="text.IndexEntrySpan"/>text.IndexEntrySpan<text:bookmark-end text:name="text.IndexEntrySpa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h text:style-name="Heading_20_3" text:outline-level="3"><text:bookmark-start text:name="text.IndexEntryTabStop"/>text.IndexEntryTabStop<text:bookmark-end text:name="text.IndexEntryTabStop"/></text:h>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oft-page-break/><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h text:style-name="Heading_20_3" text:outline-level="3"><text:bookmark-start text:name="text.IndexEntryText"/>text.IndexEntryText<text:bookmark-end text:name="text.IndexEntr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h text:style-name="Heading_20_3" text:outline-level="3"><text:bookmark-start text:name="text.IndexSourceStyle"/>text.IndexSourceStyle<text:bookmark-end text:name="text.IndexSourceStyl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h text:style-name="Heading_20_3" text:outline-level="3"><text:bookmark-start text:name="text.IndexSourceStyles"/>text.IndexSourceStyles<text:bookmark-end text:name="text.IndexSourceStyles"/></text:h>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h text:style-name="Heading_20_3" text:outline-level="3"><text:bookmark-start text:name="text.IndexTitle"/>text.IndexTitle<text:bookmark-end text:name="text.IndexTitle"/></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TitleTemplate"/>text.IndexTitleTemplate<text:bookmark-end text:name="text.IndexTitleTemplat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h text:style-name="Heading_20_3" text:outline-level="3"><text:bookmark-start text:name="text.InitialCreator"/><text:soft-page-break/>text.InitialCreator<text:bookmark-end text:name="text.Initial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h text:style-name="Heading_20_3" text:outline-level="3"><text:bookmark-start text:name="text.Insertion"/>text.Insertion<text:bookmark-end text:name="text.Inser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h text:style-name="Heading_20_3" text:outline-level="3"><text:bookmark-start text:name="text.Keywords"/>text.Keywords<text:bookmark-end text:name="text.Keyword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h text:style-name="Heading_20_3" text:outline-level="3"><text:bookmark-start text:name="text.LineBreak"/>text.LineBreak<text:bookmark-end text:name="text.Lin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h text:style-name="Heading_20_3" text:outline-level="3"><text:bookmark-start text:name="text.LinenumberingConfiguration"/>text.LinenumberingConfiguration<text:bookmark-end text:name="text.LinenumberingConfiguration"/></text:h>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h text:style-name="Heading_20_3" text:outline-level="3"><text:bookmark-start text:name="text.LinenumberingSeparator"/>text.LinenumberingSeparator<text:bookmark-end text:name="text.LinenumberingSeparator"/></text:h>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h text:style-name="Heading_20_3" text:outline-level="3"><text:bookmark-start text:name="text.List"/>text.List<text:bookmark-end text:name="text.List"/></text:h>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oft-page-break/><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h text:style-name="Heading_20_3" text:outline-level="3"><text:bookmark-start text:name="text.ListHeader"/>text.ListHeader<text:bookmark-end text:name="text.List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ListItem"/>text.ListItem<text:bookmark-end text:name="text.ListItem"/></text:h>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ListLevelStyleBullet"/>text.ListLevelStyleBullet<text:bookmark-end text:name="text.ListLevelStyleBullet"/></text:h>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LevelStyleImage"/>text.ListLevelStyleImage<text:bookmark-end text:name="text.ListLevelStyleImage"/></text:h>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h text:style-name="Heading_20_3" text:outline-level="3"><text:bookmark-start text:name="text.ListLevelStyleNumber"/>text.ListLevelStyleNumber<text:bookmark-end text:name="text.ListLevelStyleNumber"/></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Style"/>text.ListStyle<text:bookmark-end text:name="text.ListStyle"/></text:h>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oft-page-break/><text:span text:style-name="Element_20_List"><text:bookmark-ref text:reference-format="text" text:ref-name="text.ListLevelStyleNumber">text.ListLevelStyleNumber</text:bookmark-ref></text:span><text:span text:style-name="Element_20_List">.</text:span></text:p>
        <text:h text:style-name="Heading_20_3" text:outline-level="3"><text:bookmark-start text:name="text.Measure"/>text.Measure<text:bookmark-end text:name="text.Measure"/></text:h>
        <text:p text:style-name="Standard">Requires the following attributes: <text:span text:style-name="Attribute_20_List">kind.</text:span></text:p>
        <text:p text:style-name="Standard">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h text:style-name="Heading_20_3" text:outline-level="3"><text:bookmark-start text:name="text.ModificationDate"/>text.ModificationDate<text:bookmark-end text:name="text.Modific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h text:style-name="Heading_20_3" text:outline-level="3"><text:bookmark-start text:name="text.ModificationTime"/>text.ModificationTime<text:bookmark-end text:name="text.Modific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h text:style-name="Heading_20_3" text:outline-level="3"><text:bookmark-start text:name="text.Note"/>text.Note<text:bookmark-end text:name="text.Note"/></text:h>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h text:style-name="Heading_20_3" text:outline-level="3"><text:bookmark-start text:name="text.NoteBody"/>text.NoteBody<text:bookmark-end text:name="text.Not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NoteCitation"/>text.NoteCitation<text:bookmark-end text:name="text.NoteCitation"/></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he following elements occur in text.NoteCitation: <text:span text:style-name="Element_20_List">No element is allowed.</text:span></text:p>
        <text:h text:style-name="Heading_20_3" text:outline-level="3"><text:bookmark-start text:name="text.NoteContinuationNoticeBackward"/><text:soft-page-break/>text.NoteContinuationNoticeBackward<text:bookmark-end text:name="text.NoteContinuationNoticeBack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h text:style-name="Heading_20_3" text:outline-level="3"><text:bookmark-start text:name="text.NoteContinuationNoticeForward"/>text.NoteContinuationNoticeForward<text:bookmark-end text:name="text.NoteContinuationNoticeFor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h text:style-name="Heading_20_3" text:outline-level="3"><text:bookmark-start text:name="text.NoteRef"/>text.NoteRef<text:bookmark-end text:name="text.NoteRef"/></text:h>
        <text:p text:style-name="Standard">Requires the following attributes: <text:span text:style-name="Attribute_20_List">No attribute is required.</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h text:style-name="Heading_20_3" text:outline-level="3"><text:bookmark-start text:name="text.NotesConfiguration"/>text.NotesConfiguration<text:bookmark-end text:name="text.NotesConfiguration"/></text:h>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h text:style-name="Heading_20_3" text:outline-level="3"><text:bookmark-start text:name="text.Number"/>text.Number<text:bookmark-end text:name="text.Numb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h text:style-name="Heading_20_3" text:outline-level="3"><text:bookmark-start text:name="text.NumberedParagraph"/>text.NumberedParagraph<text:bookmark-end text:name="text.NumberedParagraph"/></text:h>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ObjectCount"/>text.ObjectCount<text:bookmark-end text:name="text.ObjectCount"/></text:h>
        <text:p text:style-name="Standard">Requires the following attributes: <text:span text:style-name="Attribute_20_List">No attribute is required.</text:span></text:p>
        <text:p text:style-name="Standard"><text:soft-page-break/>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h text:style-name="Heading_20_3" text:outline-level="3"><text:bookmark-start text:name="text.ObjectIndex"/>text.ObjectIndex<text:bookmark-end text:name="text.Object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h text:style-name="Heading_20_3" text:outline-level="3"><text:bookmark-start text:name="text.ObjectIndexEntryTemplate"/>text.ObjectIndexEntryTemplate<text:bookmark-end text:name="text.Object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ObjectIndexSource"/>text.ObjectIndexSource<text:bookmark-end text:name="text.ObjectIndexSource"/></text:h>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h text:style-name="Heading_20_3" text:outline-level="3"><text:bookmark-start text:name="text.OutlineLevelStyle"/>text.OutlineLevelStyle<text:bookmark-end text:name="text.OutlineLevelStyle"/></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OutlineStyle"/>text.OutlineStyle<text:bookmark-end text:name="text.Outline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h text:style-name="Heading_20_3" text:outline-level="3"><text:bookmark-start text:name="text.P"/>text.P<text:bookmark-end text:name="text.P"/></text:h>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oft-page-break/><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Page"/>text.Page<text:bookmark-end text:name="text.Page"/></text:h>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h text:style-name="Heading_20_3" text:outline-level="3"><text:bookmark-start text:name="text.PageContinuation"/>text.PageContinuation<text:bookmark-end text:name="text.PageContinuation"/></text:h>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h text:style-name="Heading_20_3" text:outline-level="3"><text:bookmark-start text:name="text.PageNumber"/>text.PageNumber<text:bookmark-end text:name="text.PageNumber"/></text:h>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ext:soft-page-break/>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h text:style-name="Heading_20_3" text:outline-level="3"><text:bookmark-start text:name="text.PageSequence"/>text.PageSequence<text:bookmark-end text:name="text.PageSequen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h text:style-name="Heading_20_3" text:outline-level="3"><text:bookmark-start text:name="text.PageVariableGet"/>text.PageVariableGet<text:bookmark-end text:name="text.PageVariableGe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h text:style-name="Heading_20_3" text:outline-level="3"><text:bookmark-start text:name="text.PageVariableSet"/>text.PageVariableSet<text:bookmark-end text:name="text.PageVariableSet"/></text:h>
        <text:p text:style-name="Standard">Requires the following attributes: <text:span text:style-name="Attribute_20_List">No attribute is required.</text:span></text:p>
        <text:p text:style-name="Standard">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h text:style-name="Heading_20_3" text:outline-level="3"><text:bookmark-start text:name="text.Placeholder"/>text.Placeholder<text:bookmark-end text:name="text.Placeholder"/></text:h>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h text:style-name="Heading_20_3" text:outline-level="3"><text:bookmark-start text:name="text.PrintDate"/>text.PrintDate<text:bookmark-end text:name="text.Print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h text:style-name="Heading_20_3" text:outline-level="3"><text:bookmark-start text:name="text.PrintTime"/>text.PrintTime<text:bookmark-end text:name="text.Print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h text:style-name="Heading_20_3" text:outline-level="3"><text:bookmark-start text:name="text.PrintedBy"/>text.PrintedBy<text:bookmark-end text:name="text.PrintedB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h text:style-name="Heading_20_3" text:outline-level="3"><text:bookmark-start text:name="text.ReferenceMark"/><text:soft-page-break/>text.ReferenceMark<text:bookmark-end text:name="text.Reference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h text:style-name="Heading_20_3" text:outline-level="3"><text:bookmark-start text:name="text.ReferenceMarkEnd"/>text.ReferenceMarkEnd<text:bookmark-end text:name="text.Reference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h text:style-name="Heading_20_3" text:outline-level="3"><text:bookmark-start text:name="text.ReferenceMarkStart"/>text.ReferenceMarkStart<text:bookmark-end text:name="text.Reference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Start: <text:span text:style-name="Element_20_List">No element is allowed.</text:span></text:p>
        <text:h text:style-name="Heading_20_3" text:outline-level="3"><text:bookmark-start text:name="text.Ruby"/>text.Ruby<text:bookmark-end text:name="text.Ruby"/></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h text:style-name="Heading_20_3" text:outline-level="3"><text:bookmark-start text:name="text.RubyBase"/>text.RubyBase<text:bookmark-end text:name="text.RubyBas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oft-page-break/><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RubyText"/>text.RubyText<text:bookmark-end text:name="text.Rub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h text:style-name="Heading_20_3" text:outline-level="3"><text:bookmark-start text:name="text.S"/>text.S<text:bookmark-end text:name="text.S"/></text:h>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h text:style-name="Heading_20_3" text:outline-level="3"><text:bookmark-start text:name="text.Script"/>text.Script<text:bookmark-end text:name="text.Script"/></text:h>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h text:style-name="Heading_20_3" text:outline-level="3"><text:bookmark-start text:name="text.Section"/>text.Section<text:bookmark-end text:name="text.Section"/></text:h>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SectionSource"/>text.SectionSource<text:bookmark-end text:name="text.SectionSource"/></text:h>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h text:style-name="Heading_20_3" text:outline-level="3"><text:bookmark-start text:name="text.SenderCity"/><text:soft-page-break/>text.SenderCity<text:bookmark-end text:name="text.SenderCit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h text:style-name="Heading_20_3" text:outline-level="3"><text:bookmark-start text:name="text.SenderCompany"/>text.SenderCompany<text:bookmark-end text:name="text.SenderCompan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h text:style-name="Heading_20_3" text:outline-level="3"><text:bookmark-start text:name="text.SenderCountry"/>text.SenderCountry<text:bookmark-end text:name="text.SenderCountr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h text:style-name="Heading_20_3" text:outline-level="3"><text:bookmark-start text:name="text.SenderEmail"/>text.SenderEmail<text:bookmark-end text:name="text.SenderEmail"/></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h text:style-name="Heading_20_3" text:outline-level="3"><text:bookmark-start text:name="text.SenderFax"/>text.SenderFax<text:bookmark-end text:name="text.SenderFax"/></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h text:style-name="Heading_20_3" text:outline-level="3"><text:bookmark-start text:name="text.SenderFirstname"/>text.SenderFirstname<text:bookmark-end text:name="text.SenderFir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h text:style-name="Heading_20_3" text:outline-level="3"><text:bookmark-start text:name="text.SenderInitials"/>text.SenderInitials<text:bookmark-end text:name="text.Sende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h text:style-name="Heading_20_3" text:outline-level="3"><text:bookmark-start text:name="text.SenderLastname"/>text.SenderLastname<text:bookmark-end text:name="text.SenderLastname"/></text:h>
        <text:p text:style-name="Standard">Requires the following attributes: <text:span text:style-name="Attribute_20_List">No attribute is required.</text:span></text:p>
        <text:p text:style-name="Standard"><text:soft-page-break/>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h text:style-name="Heading_20_3" text:outline-level="3"><text:bookmark-start text:name="text.SenderPhonePrivate"/>text.SenderPhonePrivate<text:bookmark-end text:name="text.SenderPhonePrivat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h text:style-name="Heading_20_3" text:outline-level="3"><text:bookmark-start text:name="text.SenderPhoneWork"/>text.SenderPhoneWork<text:bookmark-end text:name="text.SenderPhoneWork"/></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h text:style-name="Heading_20_3" text:outline-level="3"><text:bookmark-start text:name="text.SenderPosition"/>text.SenderPosition<text:bookmark-end text:name="text.SenderPosi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h text:style-name="Heading_20_3" text:outline-level="3"><text:bookmark-start text:name="text.SenderPostalCode"/>text.SenderPostalCode<text:bookmark-end text:name="text.SenderPostalCod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talCode: <text:span text:style-name="Element_20_List">No element is allowed.</text:span></text:p>
        <text:h text:style-name="Heading_20_3" text:outline-level="3"><text:bookmark-start text:name="text.SenderStateOrProvince"/>text.SenderStateOrProvince<text:bookmark-end text:name="text.SenderStateOrProvinc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h text:style-name="Heading_20_3" text:outline-level="3"><text:bookmark-start text:name="text.SenderStreet"/>text.SenderStreet<text:bookmark-end text:name="text.SenderStree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h text:style-name="Heading_20_3" text:outline-level="3"><text:bookmark-start text:name="text.SenderTitle"/>text.SenderTitle<text:bookmark-end text:name="text.Sender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SenderTitle: <text:span text:style-name="Element_20_List">No element is allowed.</text:span></text:p>
        <text:h text:style-name="Heading_20_3" text:outline-level="3"><text:bookmark-start text:name="text.Sequence"/>text.Sequence<text:bookmark-end text:name="text.Sequence"/></text:h>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 <text:span text:style-name="Element_20_List">No element is allowed.</text:span></text:p>
        <text:h text:style-name="Heading_20_3" text:outline-level="3"><text:bookmark-start text:name="text.SequenceDecl"/>text.SequenceDecl<text:bookmark-end text:name="text.SequenceDecl"/></text:h>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h text:style-name="Heading_20_3" text:outline-level="3"><text:bookmark-start text:name="text.SequenceDecls"/>text.SequenceDecls<text:bookmark-end text:name="text.Sequen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h text:style-name="Heading_20_3" text:outline-level="3"><text:bookmark-start text:name="text.SequenceRef"/>text.SequenceRef<text:bookmark-end text:name="text.Sequence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h text:style-name="Heading_20_3" text:outline-level="3"><text:bookmark-start text:name="text.SheetName"/>text.SheetName<text:bookmark-end text:name="text.SheetNa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h text:style-name="Heading_20_3" text:outline-level="3"><text:bookmark-start text:name="text.SortKey"/>text.SortKey<text:bookmark-end text:name="text.SortKey"/></text:h>
        <text:p text:style-name="Standard">Requires the following attributes: <text:span text:style-name="Attribute_20_List">No attribute is required.</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h text:style-name="Heading_20_3" text:outline-level="3"><text:bookmark-start text:name="text.Span"/>text.Span<text:bookmark-end text:name="text.Span"/></text:h>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oft-page-break/><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Subject"/>text.Subject<text:bookmark-end text:name="text.Subjec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h text:style-name="Heading_20_3" text:outline-level="3"><text:bookmark-start text:name="text.Tab"/>text.Tab<text:bookmark-end text:name="text.Tab"/></text:h>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h text:style-name="Heading_20_3" text:outline-level="3"><text:bookmark-start text:name="text.TableFormula"/>text.TableFormula<text:bookmark-end text:name="text.TableFormula"/></text:h>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h text:style-name="Heading_20_3" text:outline-level="3"><text:bookmark-start text:name="text.TableIndex"/>text.TableIndex<text:bookmark-end text:name="text.Table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oft-page-break/><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h text:style-name="Heading_20_3" text:outline-level="3"><text:bookmark-start text:name="text.TableIndexEntryTemplate"/>text.TableIndexEntryTemplate<text:bookmark-end text:name="text.Table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IndexSource"/>text.TableIndexSource<text:bookmark-end text:name="text.Table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h text:style-name="Heading_20_3" text:outline-level="3"><text:bookmark-start text:name="text.TableOfContent"/>text.TableOfContent<text:bookmark-end text:name="text.TableOfContent"/></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h text:style-name="Heading_20_3" text:outline-level="3"><text:bookmark-start text:name="text.TableOfContentEntryTemplate"/>text.TableOfContentEntryTemplate<text:bookmark-end text:name="text.TableOfContent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OfContentSource"/>text.TableOfContentSource<text:bookmark-end text:name="text.TableOfContentSource"/></text:h>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h text:style-name="Heading_20_3" text:outline-level="3"><text:bookmark-start text:name="text.TemplateName"/>text.TemplateName<text:bookmark-end text:name="text.TemplateName"/></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ext:soft-page-break/>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h text:style-name="Heading_20_3" text:outline-level="3"><text:bookmark-start text:name="text.TextInput"/>text.TextInput<text:bookmark-end text:name="text.TextInput"/></text:h>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h text:style-name="Heading_20_3" text:outline-level="3"><text:bookmark-start text:name="text.Time"/>text.Time<text:bookmark-end text:name="text.Time"/></text:h>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h text:style-name="Heading_20_3" text:outline-level="3"><text:bookmark-start text:name="text.Title"/>text.Title<text:bookmark-end text:name="text.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h text:style-name="Heading_20_3" text:outline-level="3"><text:bookmark-start text:name="text.TocMark"/>text.TocMark<text:bookmark-end text:name="text.TocMark"/></text:h>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h text:style-name="Heading_20_3" text:outline-level="3"><text:bookmark-start text:name="text.TocMarkEnd"/>text.TocMarkEnd<text:bookmark-end text:name="text.Toc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h text:style-name="Heading_20_3" text:outline-level="3"><text:bookmark-start text:name="text.TocMarkStart"/>text.TocMarkStart<text:bookmark-end text:name="text.TocMarkStart"/></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h text:style-name="Heading_20_3" text:outline-level="3"><text:bookmark-start text:name="text.TrackedChanges"/>text.TrackedChanges<text:bookmark-end text:name="text.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h text:style-name="Heading_20_3" text:outline-level="3"><text:bookmark-start text:name="text.UserDefined"/><text:soft-page-break/>text.UserDefined<text:bookmark-end text:name="text.UserDefined"/></text:h>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h text:style-name="Heading_20_3" text:outline-level="3"><text:bookmark-start text:name="text.UserFieldDecl"/>text.UserFieldDecl<text:bookmark-end text:name="text.UserFieldDecl"/></text:h>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h text:style-name="Heading_20_3" text:outline-level="3"><text:bookmark-start text:name="text.UserFieldDecls"/>text.UserFieldDecls<text:bookmark-end text:name="text.UserField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h text:style-name="Heading_20_3" text:outline-level="3"><text:bookmark-start text:name="text.UserFieldGet"/>text.UserFieldGet<text:bookmark-end text:name="text.UserFieldGet"/></text:h>
        <text:p text:style-name="Standard">Requires the following attributes: <text:span text:style-name="Attribute_20_List">No attribute is required.</text:span></text:p>
        <text:p text:style-name="Standard">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Get: <text:span text:style-name="Element_20_List">No element is allowed.</text:span></text:p>
        <text:h text:style-name="Heading_20_3" text:outline-level="3"><text:bookmark-start text:name="text.UserFieldInput"/>text.UserFieldInput<text:bookmark-end text:name="text.UserFieldInput"/></text:h>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Input: <text:span text:style-name="Element_20_List">No element is allowed.</text:span></text:p>
        <text:h text:style-name="Heading_20_3" text:outline-level="3"><text:bookmark-start text:name="text.UserIndex"/>text.UserIndex<text:bookmark-end text:name="text.User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h text:style-name="Heading_20_3" text:outline-level="3"><text:bookmark-start text:name="text.UserIndexEntryTemplate"/>text.UserIndexEntryTemplate<text:bookmark-end text:name="text.User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ext:soft-page-break/>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UserIndexMark"/>text.UserIndexMark<text:bookmark-end text:name="text.UserIndexMark"/></text:h>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h text:style-name="Heading_20_3" text:outline-level="3"><text:bookmark-start text:name="text.UserIndexMarkEnd"/>text.UserIndexMarkEnd<text:bookmark-end text:name="text.UserIndexMarkEnd"/></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h text:style-name="Heading_20_3" text:outline-level="3"><text:bookmark-start text:name="text.UserIndexMarkStart"/>text.UserIndexMarkStart<text:bookmark-end text:name="text.UserIndexMarkStart"/></text:h>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h text:style-name="Heading_20_3" text:outline-level="3"><text:bookmark-start text:name="text.UserIndexSource"/>text.UserIndexSource<text:bookmark-end text:name="text.UserIndexSource"/></text:h>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h text:style-name="Heading_20_3" text:outline-level="3"><text:bookmark-start text:name="text.VariableDecl"/>text.VariableDecl<text:bookmark-end text:name="text.VariableDecl"/></text:h>
        <text:p text:style-name="Standard">Requires the following attributes: <text:span text:style-name="Attribute_20_List">name, valuetype.</text:span></text:p>
        <text:p text:style-name="Standard">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h text:style-name="Heading_20_3" text:outline-level="3"><text:bookmark-start text:name="text.VariableDecls"/>text.VariableDecls<text:bookmark-end text:name="text.Variabl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h text:style-name="Heading_20_3" text:outline-level="3"><text:bookmark-start text:name="text.VariableGet"/>text.VariableGet<text:bookmark-end text:name="text.VariableGet"/></text:h>
        <text:p text:style-name="Standard">Requires the following attributes: <text:span text:style-name="Attribute_20_List">No attribute is required.</text:span></text:p>
        <text:p text:style-name="Standard"><text:soft-page-break/>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h text:style-name="Heading_20_3" text:outline-level="3"><text:bookmark-start text:name="text.VariableInput"/>text.VariableInput<text:bookmark-end text:name="text.VariableInput"/></text:h>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h text:style-name="Heading_20_3" text:outline-level="3"><text:bookmark-start text:name="text.VariableSet"/>text.VariableSet<text:bookmark-end text:name="text.VariableSet"/></text:h>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h text:style-name="Heading_20_2" text:outline-level="2">xforms module</text:h>
        <text:h text:style-name="Heading_20_3" text:outline-level="3"><text:bookmark-start text:name="xforms.Model"/>xforms.Model<text:bookmark-end text:name="xforms.Model"/></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text:span><text:span text:style-name="Element_20_List">Any element is allowed.</text:span></text:p>
      </text:section>
      <text:h text:style-name="Heading_20_1" text:outline-level="1">Convenience modules</text:h>
      <text:p text:style-name="Text_20_body">The convenience modules are classes that implement often-used functionality.</text:p>
      <text:h text:style-name="Heading_20_2" text:outline-level="2">Userfield module</text:h>
      <text:p text:style-name="Text_20_body">The userfield module lets you extract and modify userfield variable declarations in an OpenDocument file.</text:p>
      <text:p text:style-name="Text_20_body">To start, you first open the document with:</text:p>
      <text:p text:style-name="Example">from odf.userfield import UserFields</text:p>
      <text:p text:style-name="Example">obj = UserFields(inputfile, outputfile)</text:p>
      <text:p text:style-name="Text_20_body">Outputfile can be None. <text:s/>The object has the following methods:</text:p>
      <text:p text:style-name="P1">list_fields()<text:tab/>Returns list of user-field names.</text:p>
      <text:p text:style-name="P1">list_fields_and_values()<text:tab/>List (extract) user-fields with type and value.</text:p>
      <text:p text:style-name="P1">get(name)<text:tab/>Extract the contents of this field. Returns field value or None if field does not exist.<text:tab/></text:p>
      <text:p text:style-name="P1">get_type_and_value(name)<text:tab/>Extract the type and contents of this field from the file.</text:p>
      <text:p text:style-name="P1">update(values)<text:tab/>Set the value of user fields. The field types will be the same. The argument is a dictionary with field name as key, field value as value.</text:p>
      <text:h text:style-name="Heading_20_2" text:outline-level="2"><text:soft-page-break/>Teletype module</text:h>
      <text:p text:style-name="Text_20_body">XML has the “feature” that consecutive whitespace – i.e. spaces, newlines and tabs is squashed into one space. It makes it easy to fold XML source code, but if you are adding text from a plain text document, you might want to keep those.</text:p>
      <text:p text:style-name="Example">from odf import text, teletype</text:p>
      <text:p text:style-name="Example">from odf.opendocument import OpenDocumentText</text:p>
      <text:p text:style-name="Example">doc = OpenDocumentText()</text:p>
      <text:p text:style-name="Example"/>
      <text:p text:style-name="Example">para = text.P()</text:p>
      <text:p text:style-name="Example">teletype.addTextToElement(para, "milk\t2 liters!\nsugar\nflour\n")</text:p>
      <text:p text:style-name="Example">textdoc.text.addElement(p)</text:p>
      <text:p text:style-name="Example">textdoc.save("my document.odt")</text:p>
      <text:p text:style-name="Text_20_body"/>
      <text:p text:style-name="Text_20_body">When you load a document, you can also conveniently convert the whitespace structural elements back into the teletype conventions like this:</text:p>
      <text:p text:style-name="Example">from odf import text, teletype</text:p>
      <text:p text:style-name="Example">from odf.opendocument import load</text:p>
      <text:p text:style-name="Example"/>
      <text:p text:style-name="Example">textdoc = load("my document.odt")</text:p>
      <text:p text:style-name="Example">allparas = textdoc.getElementsByType(text.P)</text:p>
      <text:p text:style-name="Example">print teletype.extractText(allparas[0])</text:p>
      <text:h text:style-name="Heading_20_2" text:outline-level="2">Easyliststyle module</text:h>
      <text:p text:style-name="Text_20_body">Creating a &lt;text:list-style&gt; element with all of its child &lt;text:list-level-style-number&gt; (or -bullet) elements takes a lot of code. The easyliststyle.py module lets you specify the level styles in a delimited string. Here’s a sample call:</text:p>
      <text:p text:style-name="Example">from odf import easyliststyle</text:p>
      <text:p text:style-name="Example">listStyle = easyliststyle.styleFromString( 'num1', <text:tab/># style name</text:p>
      <text:p text:style-name="Example"><text:s text:c="4"/>'I;1.;(a)',<text:tab/><text:tab/><text:tab/><text:tab/># the level specification string</text:p>
      <text:p text:style-name="Example"><text:s text:c="4"/>';',<text:tab/><text:tab/><text:tab/><text:tab/><text:tab/># the delimiter character</text:p>
      <text:p text:style-name="Example"><text:s text:c="4"/>'1.0cm',<text:tab/><text:tab/><text:tab/><text:tab/># spacing as a CSS length</text:p>
      <text:p text:style-name="Example"><text:s text:c="4"/>easyliststyle.SHOW_ONE_LEVEL )<text:tab/># show only one level of numbering</text:p>
      <text:p text:style-name="Text_20_body">The specification string "I;1.;(a)" given here says that level one uses uppercase roman numerals, level two uses arabic numerals followed by a period, and level three uses lowercase letters in parentheses.</text:p>
      <text:p text:style-name="Text_20_body">If a level specification doesn’t contain 1, I, i, A, or a, then it is presumed to be a bullet style.</text:p>
      <text:p text:style-name="Text_20_body">You may also use a list to specify each level’s list style; in this case you call styleFromList.</text:p>
      <text:h text:style-name="Heading_20_1" text:outline-level="1">Examples</text:h>
      <text:h text:style-name="Heading_20_2" text:outline-level="2">Creating a table in OpenDocument text</text:h>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from odf.opendocument import OpenDocumentText</text:p>
      <text:p text:style-name="Example">from odf.style import Style, TextProperties, ParagraphProperties</text:p>
      <text:p text:style-name="Example"><text:soft-page-break/>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 True)</text:p>
      <text:h text:style-name="Heading_20_2" text:outline-level="2">Creating the table as a spreadsheet</text:h>
      <text:p text:style-name="Text_20_body">The spreadsheet version is almost identical. I have highlighted with italics and underscore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text:span text:style-name="T6">Spreadsheet</text:span></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span text:style-name="Emphasis"><text:span text:style-name="T6">Spreadsheet</text:span></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text:soft-page-break/></text:p>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span text:style-name="Emphasis"><text:span text:style-name="T6">spreadsheet</text:span></text:span>.addElement(table)</text:p>
      <text:p text:style-name="Example">doc.save("passwd", True)</text:p>
      <text:h text:style-name="Heading_20_2" text:outline-level="2">Photo album</text:h>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from odf.draw <text:s/>import Page, Frame, TextBox, Image</text:p>
      <text:p text:style-name="Example"/>
      <text:p text:style-name="Example">doc = OpenDocumentPresentation()</text:p>
      <text:p text:style-name="Example"/>
      <text:p text:style-name="Example"># We must describe the dimensions of the page</text:p>
      <text:p text:style-name="Example">pagelayout = PageLayout(name="MyLayout")</text:p>
      <text:p text:style-name="Example">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Style for the photo frame</text:p>
      <text:p text:style-name="Example">photostyle = Style(name="MyMaster-photo", family="presentation")</text:p>
      <text:p text:style-name="Example"><text:soft-page-break/>doc.styles.addElement(photo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page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style, masterpagename=masterpage)</text:p>
      <text:p text:style-name="Example"><text:s text:c="4"/>doc.presentation.addElement(page)</text:p>
      <text:p text:style-name="Example"><text:s text:c="4"/>titleframe = Frame(stylename=titlesty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 text:c="4"/>photoframe = Frame(stylename=photostyle,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text:p text:style-name="Text_20_body">See the examples folder in the source package for these example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style:paragraph-properties style:page-number="auto" fo:background-color="#e6e6e6">
        <style:background-image/>
      </style:paragraph-properties>
      <style:text-properties style:font-name="Courier" fo:font-size="10pt" fo:language="da" fo:country="DK"/>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modification-date style:data-style-name="N75">24 Jan 2009</text:modification-date><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Application Programmer's Interface for ODFPY</dc:title>
    <dc:subject>Programmer's manual</dc:subject>
    <meta:initial-creator>Søren Roug</meta:initial-creator>
    <meta:creation-date>2007-01-03T22:11:29</meta:creation-date>
    <dc:date>2009-01-24T17:27:01</dc:date>
    <meta:printed-by>Søren Roug</meta:printed-by>
    <meta:print-date>2008-08-05T09:35:23</meta:print-date>
    <meta:editing-cycles>54</meta:editing-cycles>
    <meta:editing-duration>PT11H44M14S</meta:editing-duration>
    <meta:document-statistic meta:table-count="0" meta:image-count="0" meta:object-count="0" meta:page-count="102" meta:paragraph-count="3032" meta:word-count="23139" meta:character-count="231845"/>
    <meta:user-defined meta:name="Info 1"/>
    <meta:user-defined meta:name="Info 2"/>
    <meta:user-defined meta:name="Info 3"/>
    <meta:user-defined meta:name="Info 4"/>
  </office:meta>
</office:document-meta>
</file>